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dictions-PROD-chec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0" table:number-columns-repeated="3" table:default-cell-style-name="ce2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 office:value-type="string" calcext:value-type="string">
            <text:p>Low Place</text:p>
          </table:table-cell>
          <table:table-cell office:value-type="string" calcext:value-type="string">
            <text:p>Mid Place</text:p>
          </table:table-cell>
          <table:table-cell office:value-type="string" calcext:value-type="string">
            <text:p>High Place</text:p>
          </table:table-cell>
          <table:table-cell office:value-type="string" calcext:value-type="string">
            <text:p>Actual Percent</text:p>
          </table:table-cell>
          <table:table-cell office:value-type="string" calcext:value-type="string">
            <text:p>Actual Place</text:p>
          </table:table-cell>
          <table:table-cell office:value-type="string" calcext:value-type="string">
            <text:p>Ordinal Place</text:p>
          </table:table-cell>
          <table:table-cell office:value-type="string" calcext:value-type="string">
            <text:p>Place Difference</text:p>
          </table:table-cell>
          <table:table-cell office:value-type="string" calcext:value-type="string">
            <text:p>Ordinal Place Diff.</text:p>
          </table:table-cell>
          <table:table-cell office:value-type="string" calcext:value-type="string">
            <text:p>Absolute Err</text:p>
          </table:table-cell>
          <table:table-cell office:value-type="string" calcext:value-type="string">
            <text:p>Percent Difference</text:p>
          </table:table-cell>
          <table:table-cell table:style-name="Default" office:value-type="string" calcext:value-type="string">
            <text:p>Place in Range</text:p>
          </table:table-cell>
          <table:table-cell table:style-name="Default" office:value-type="string" calcext:value-type="string">
            <text:p>Percent in 1SD</text:p>
          </table:table-cell>
          <table:table-cell table:style-name="Default" office:value-type="string" calcext:value-type="string">
            <text:p>Percent in 2SD</text:p>
          </table:table-cell>
          <table:table-cell/>
          <table:table-cell table:style-name="ce3" office:value-type="string" calcext:value-type="string">
            <text:p>Shooter Count</text:p>
          </table:table-cell>
          <table:table-cell table:formula="of:=COUNT([.M2:.M1000])" office:value-type="float" office:value="56" calcext:value-type="float">
            <text:p>56</text:p>
          </table:table-cell>
          <table:table-cell table:formula="of:=ROUND([.Y1]/5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son Lane</text:p>
          </table:table-cell>
          <table:table-cell office:value-type="string" calcext:value-type="string">
            <text:p>L4341</text:p>
          </table:table-cell>
          <table:table-cell office:value-type="string" calcext:value-type="string">
            <text:p>GM</text:p>
          </table:table-cell>
          <table:table-cell office:value-type="float" office:value="1969" calcext:value-type="float">
            <text:p>1969</text:p>
          </table:table-cell>
          <table:table-cell office:value-type="float" office:value="95.9117656695468" calcext:value-type="float">
            <text:p>95.9117656695468</text:p>
          </table:table-cell>
          <table:table-cell office:value-type="float" office:value="97.5817207994222" calcext:value-type="float">
            <text:p>97.5817207994222</text:p>
          </table:table-cell>
          <table:table-cell office:value-type="float" office:value="99.078368940827" calcext:value-type="float">
            <text:p>99.078368940827</text:p>
          </table:table-cell>
          <table:table-cell office:value-type="float" office:value="100.921631059173" calcext:value-type="float">
            <text:p>100.921631059173</text:p>
          </table:table-cell>
          <table:table-cell office:value-type="float" office:value="102.591586189048" calcext:value-type="float">
            <text:p>102.5915861890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328718528622" calcext:value-type="float">
            <text:p>95.5328718528622</text:p>
          </table:table-cell>
          <table:table-cell office:value-type="float" office:value="2" calcext:value-type="float">
            <text:p>2</text:p>
          </table:table-cell>
          <table:table-cell table:formula="of:=ROW() - 1" office:value-type="float" office:value="1" calcext:value-type="float">
            <text:p>1</text:p>
          </table:table-cell>
          <table:table-cell table:formula="of:=[.K2] - [.N2]" office:value-type="float" office:value="-1" calcext:value-type="float">
            <text:p>-1</text:p>
          </table:table-cell>
          <table:table-cell table:formula="of:=[.O2]-[.N2]" office:value-type="float" office:value="-1" calcext:value-type="float">
            <text:p>-1</text:p>
          </table:table-cell>
          <table:table-cell table:formula="of:=ABS([.Q2])" office:value-type="float" office:value="1" calcext:value-type="float">
            <text:p>1</text:p>
          </table:table-cell>
          <table:table-cell table:formula="of:=[.M2]-[.G2]" office:value-type="float" office:value="-3.5454970879648" calcext:value-type="float">
            <text:p>-3.5454970879648</text:p>
          </table:table-cell>
          <table:table-cell table:formula="of:=AND([.N2]&lt;=[.J2];[.N2]&gt;=[.L2])" office:value-type="boolean" office:boolean-value="true" calcext:value-type="boolean">
            <text:p>TRUE</text:p>
          </table:table-cell>
          <table:table-cell table:formula="of:=AND([.M2]&gt;=[.F2];[.M2]&lt;=[.H2])" office:value-type="boolean" office:boolean-value="false" calcext:value-type="boolean">
            <text:p>FALSE</text:p>
          </table:table-cell>
          <table:table-cell table:formula="of:=AND([.M2]&gt;=[.E2];[.M2]&lt;=[.I2])" office:value-type="boolean" office:boolean-value="false" calcext:value-type="boolean">
            <text:p>FALSE</text:p>
          </table:table-cell>
          <table:table-cell/>
          <table:table-cell table:style-name="ce3" office:value-type="string" calcext:value-type="string">
            <text:p>Place Accuracy</text:p>
          </table:table-cell>
          <table:table-cell table:style-name="ce4" table:formula="of:=COUNTIF([.T2:.T1000]; TRUE()) / [.Y$1]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Simon Joseph Echavez Racaza</text:p>
          </table:table-cell>
          <table:table-cell office:value-type="string" calcext:value-type="string">
            <text:p>L3137</text:p>
          </table:table-cell>
          <table:table-cell office:value-type="string" calcext:value-type="string">
            <text:p>GM</text:p>
          </table:table-cell>
          <table:table-cell office:value-type="float" office:value="1965" calcext:value-type="float">
            <text:p>1965</text:p>
          </table:table-cell>
          <table:table-cell office:value-type="float" office:value="95.8026399946022" calcext:value-type="float">
            <text:p>95.8026399946022</text:p>
          </table:table-cell>
          <table:table-cell office:value-type="float" office:value="97.4591637704502" calcext:value-type="float">
            <text:p>97.4591637704502</text:p>
          </table:table-cell>
          <table:table-cell office:value-type="float" office:value="99.0011911716283" calcext:value-type="float">
            <text:p>99.0011911716283</text:p>
          </table:table-cell>
          <table:table-cell office:value-type="float" office:value="100.772211322146" calcext:value-type="float">
            <text:p>100.772211322146</text:p>
          </table:table-cell>
          <table:table-cell office:value-type="float" office:value="102.428735097994" calcext:value-type="float">
            <text:p>102.4287350979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W() - 1" office:value-type="float" office:value="2" calcext:value-type="float">
            <text:p>2</text:p>
          </table:table-cell>
          <table:table-cell table:formula="of:=[.K3] - [.N3]" office:value-type="float" office:value="0" calcext:value-type="float">
            <text:p>0</text:p>
          </table:table-cell>
          <table:table-cell table:formula="of:=[.O3]-[.N3]" office:value-type="float" office:value="1" calcext:value-type="float">
            <text:p>1</text:p>
          </table:table-cell>
          <table:table-cell table:formula="of:=ABS([.Q3])" office:value-type="float" office:value="1" calcext:value-type="float">
            <text:p>1</text:p>
          </table:table-cell>
          <table:table-cell table:formula="of:=[.M3]-[.G3]" office:value-type="float" office:value="0.998808828371693" calcext:value-type="float">
            <text:p>0.998808828371693</text:p>
          </table:table-cell>
          <table:table-cell table:formula="of:=AND([.N3]&lt;=[.J3];[.N3]&gt;=[.L3])" office:value-type="boolean" office:boolean-value="true" calcext:value-type="boolean">
            <text:p>TRUE</text:p>
          </table:table-cell>
          <table:table-cell table:formula="of:=AND([.M3]&gt;=[.F3];[.M3]&lt;=[.H3])" office:value-type="boolean" office:boolean-value="true" calcext:value-type="boolean">
            <text:p>TRUE</text:p>
          </table:table-cell>
          <table:table-cell table:formula="of:=AND([.M3]&gt;=[.E3];[.M3]&lt;=[.I3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lace Accuracy</text:p>
          </table:table-cell>
          <table:table-cell table:style-name="ce4" table:formula="of:=COUNTIF(INDIRECT(&quot;T2:T&quot;&amp;[.Z$1]); TRUE()) / [.Z$1]" office:value-type="percentage" office:value="0.818181818181818" calcext:value-type="percentage">
            <text:p>81.82%</text:p>
          </table:table-cell>
          <table:table-cell/>
        </table:table-row>
        <table:table-row table:style-name="ro1">
          <table:table-cell office:value-type="string" calcext:value-type="string">
            <text:p>Sal Luna</text:p>
          </table:table-cell>
          <table:table-cell office:value-type="string" calcext:value-type="string">
            <text:p>L4113</text:p>
          </table:table-cell>
          <table:table-cell office:value-type="string" calcext:value-type="string">
            <text:p>GM</text:p>
          </table:table-cell>
          <table:table-cell office:value-type="float" office:value="1954" calcext:value-type="float">
            <text:p>1954</text:p>
          </table:table-cell>
          <table:table-cell office:value-type="float" office:value="95.2920454219468" calcext:value-type="float">
            <text:p>95.2920454219468</text:p>
          </table:table-cell>
          <table:table-cell office:value-type="float" office:value="97.0243970388715" calcext:value-type="float">
            <text:p>97.0243970388715</text:p>
          </table:table-cell>
          <table:table-cell office:value-type="float" office:value="98.7082395829924" calcext:value-type="float">
            <text:p>98.7082395829924</text:p>
          </table:table-cell>
          <table:table-cell office:value-type="float" office:value="100.489100272721" calcext:value-type="float">
            <text:p>100.489100272721</text:p>
          </table:table-cell>
          <table:table-cell office:value-type="float" office:value="102.221451889646" calcext:value-type="float">
            <text:p>102.2214518896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1832975320129" calcext:value-type="float">
            <text:p>92.1832975320129</text:p>
          </table:table-cell>
          <table:table-cell office:value-type="float" office:value="4" calcext:value-type="float">
            <text:p>4</text:p>
          </table:table-cell>
          <table:table-cell table:formula="of:=ROW() - 1" office:value-type="float" office:value="3" calcext:value-type="float">
            <text:p>3</text:p>
          </table:table-cell>
          <table:table-cell table:formula="of:=[.K4] - [.N4]" office:value-type="float" office:value="-3" calcext:value-type="float">
            <text:p>-3</text:p>
          </table:table-cell>
          <table:table-cell table:formula="of:=[.O4]-[.N4]" office:value-type="float" office:value="-1" calcext:value-type="float">
            <text:p>-1</text:p>
          </table:table-cell>
          <table:table-cell table:formula="of:=ABS([.Q4])" office:value-type="float" office:value="1" calcext:value-type="float">
            <text:p>1</text:p>
          </table:table-cell>
          <table:table-cell table:formula="of:=[.M4]-[.G4]" office:value-type="float" office:value="-6.5249420509795" calcext:value-type="float">
            <text:p>-6.5249420509795</text:p>
          </table:table-cell>
          <table:table-cell table:formula="of:=AND([.N4]&lt;=[.J4];[.N4]&gt;=[.L4])" office:value-type="boolean" office:boolean-value="true" calcext:value-type="boolean">
            <text:p>TRUE</text:p>
          </table:table-cell>
          <table:table-cell table:formula="of:=AND([.M4]&gt;=[.F4];[.M4]&lt;=[.H4])" office:value-type="boolean" office:boolean-value="false" calcext:value-type="boolean">
            <text:p>FALSE</text:p>
          </table:table-cell>
          <table:table-cell table:formula="of:=AND([.M4]&gt;=[.E4];[.M4]&lt;=[.I4])" office:value-type="boolean" office:boolean-value="false" calcext:value-type="boolean">
            <text:p>FALSE</text:p>
          </table:table-cell>
          <table:table-cell/>
          <table:table-cell table:style-name="ce3" office:value-type="string" calcext:value-type="string">
            <text:p>Percent Accuracy</text:p>
          </table:table-cell>
          <table:table-cell table:style-name="ce4" table:formula="of:=COUNTIF([.U2:.U1000]; TRUE()) / [.Y$1]" office:value-type="percentage" office:value="0.357142857142857" calcext:value-type="percentage">
            <text:p>35.71%</text:p>
          </table:table-cell>
          <table:table-cell table:style-name="ce4" table:formula="of:=COUNTIF([.V2:.V1000]; TRUE()) / [.Y$1]" office:value-type="percentage" office:value="0.678571428571429" calcext:value-type="percentage">
            <text:p>67.86%</text:p>
          </table:table-cell>
        </table:table-row>
        <table:table-row table:style-name="ro1">
          <table:table-cell office:value-type="string" calcext:value-type="string">
            <text:p>Nils Jonasson</text:p>
          </table:table-cell>
          <table:table-cell office:value-type="string" calcext:value-type="string">
            <text:p>L3837</text:p>
          </table:table-cell>
          <table:table-cell office:value-type="string" calcext:value-type="string">
            <text:p>GM</text:p>
          </table:table-cell>
          <table:table-cell office:value-type="float" office:value="1947" calcext:value-type="float">
            <text:p>1947</text:p>
          </table:table-cell>
          <table:table-cell office:value-type="float" office:value="92.5394848414396" calcext:value-type="float">
            <text:p>92.5394848414396</text:p>
          </table:table-cell>
          <table:table-cell office:value-type="float" office:value="95.3395788805426" calcext:value-type="float">
            <text:p>95.3395788805426</text:p>
          </table:table-cell>
          <table:table-cell office:value-type="float" office:value="98.7193573272489" calcext:value-type="float">
            <text:p>98.7193573272489</text:p>
          </table:table-cell>
          <table:table-cell office:value-type="float" office:value="100.939766958749" calcext:value-type="float">
            <text:p>100.939766958749</text:p>
          </table:table-cell>
          <table:table-cell office:value-type="float" office:value="103.739860997852" calcext:value-type="float">
            <text:p>103.7398609978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2795644070854" calcext:value-type="float">
            <text:p>93.2795644070854</text:p>
          </table:table-cell>
          <table:table-cell office:value-type="float" office:value="3" calcext:value-type="float">
            <text:p>3</text:p>
          </table:table-cell>
          <table:table-cell table:formula="of:=ROW() - 1" office:value-type="float" office:value="4" calcext:value-type="float">
            <text:p>4</text:p>
          </table:table-cell>
          <table:table-cell table:formula="of:=[.K5] - [.N5]" office:value-type="float" office:value="-2" calcext:value-type="float">
            <text:p>-2</text:p>
          </table:table-cell>
          <table:table-cell table:formula="of:=[.O5]-[.N5]" office:value-type="float" office:value="1" calcext:value-type="float">
            <text:p>1</text:p>
          </table:table-cell>
          <table:table-cell table:formula="of:=ABS([.Q5])" office:value-type="float" office:value="1" calcext:value-type="float">
            <text:p>1</text:p>
          </table:table-cell>
          <table:table-cell table:formula="of:=[.M5]-[.G5]" office:value-type="float" office:value="-5.4397929201635" calcext:value-type="float">
            <text:p>-5.4397929201635</text:p>
          </table:table-cell>
          <table:table-cell table:formula="of:=AND([.N5]&lt;=[.J5];[.N5]&gt;=[.L5])" office:value-type="boolean" office:boolean-value="true" calcext:value-type="boolean">
            <text:p>TRUE</text:p>
          </table:table-cell>
          <table:table-cell table:formula="of:=AND([.M5]&gt;=[.F5];[.M5]&lt;=[.H5])" office:value-type="boolean" office:boolean-value="false" calcext:value-type="boolean">
            <text:p>FALSE</text:p>
          </table:table-cell>
          <table:table-cell table:formula="of:=AND([.M5]&gt;=[.E5];[.M5]&lt;=[.I5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ercent Accuracy</text:p>
          </table:table-cell>
          <table:table-cell table:style-name="ce4" table:formula="of:=COUNTIF(INDIRECT(&quot;U2:U&quot;&amp;[.Z$1]); TRUE()) / [.Z$1]" office:value-type="percentage" office:value="0.0909090909090909" calcext:value-type="percentage">
            <text:p>9.09%</text:p>
          </table:table-cell>
          <table:table-cell table:style-name="ce4" table:formula="of:=COUNTIF(INDIRECT(&quot;V2:V&quot;&amp;[.Z$1]); TRUE()) / [.Z$1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string" calcext:value-type="string">
            <text:p>Brian Giovannini</text:p>
          </table:table-cell>
          <table:table-cell office:value-type="string" calcext:value-type="string">
            <text:p>A81371</text:p>
          </table:table-cell>
          <table:table-cell office:value-type="string" calcext:value-type="string">
            <text:p>GM</text:p>
          </table:table-cell>
          <table:table-cell office:value-type="float" office:value="1811" calcext:value-type="float">
            <text:p>1811</text:p>
          </table:table-cell>
          <table:table-cell office:value-type="float" office:value="90.0857472568175" calcext:value-type="float">
            <text:p>90.0857472568175</text:p>
          </table:table-cell>
          <table:table-cell office:value-type="float" office:value="91.8042786022765" calcext:value-type="float">
            <text:p>91.8042786022765</text:p>
          </table:table-cell>
          <table:table-cell office:value-type="float" office:value="93.4819321492214" calcext:value-type="float">
            <text:p>93.4819321492214</text:p>
          </table:table-cell>
          <table:table-cell office:value-type="float" office:value="95.2413412931946" calcext:value-type="float">
            <text:p>95.2413412931946</text:p>
          </table:table-cell>
          <table:table-cell office:value-type="float" office:value="96.9598726386536" calcext:value-type="float">
            <text:p>96.95987263865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3.087398011567" calcext:value-type="float">
            <text:p>83.087398011567</text:p>
          </table:table-cell>
          <table:table-cell office:value-type="float" office:value="10" calcext:value-type="float">
            <text:p>10</text:p>
          </table:table-cell>
          <table:table-cell table:formula="of:=ROW() - 1" office:value-type="float" office:value="5" calcext:value-type="float">
            <text:p>5</text:p>
          </table:table-cell>
          <table:table-cell table:formula="of:=[.K6] - [.N6]" office:value-type="float" office:value="-5" calcext:value-type="float">
            <text:p>-5</text:p>
          </table:table-cell>
          <table:table-cell table:formula="of:=[.O6]-[.N6]" office:value-type="float" office:value="-5" calcext:value-type="float">
            <text:p>-5</text:p>
          </table:table-cell>
          <table:table-cell table:formula="of:=ABS([.Q6])" office:value-type="float" office:value="5" calcext:value-type="float">
            <text:p>5</text:p>
          </table:table-cell>
          <table:table-cell table:formula="of:=[.M6]-[.G6]" office:value-type="float" office:value="-10.3945341376544" calcext:value-type="float">
            <text:p>-10.3945341376544</text:p>
          </table:table-cell>
          <table:table-cell table:formula="of:=AND([.N6]&lt;=[.J6];[.N6]&gt;=[.L6])" office:value-type="boolean" office:boolean-value="true" calcext:value-type="boolean">
            <text:p>TRUE</text:p>
          </table:table-cell>
          <table:table-cell table:formula="of:=AND([.M6]&gt;=[.F6];[.M6]&lt;=[.H6])" office:value-type="boolean" office:boolean-value="false" calcext:value-type="boolean">
            <text:p>FALSE</text:p>
          </table:table-cell>
          <table:table-cell table:formula="of:=AND([.M6]&gt;=[.E6];[.M6]&lt;=[.I6])" office:value-type="boolean" office:boolean-value="false" calcext:value-type="boolean">
            <text:p>FALS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sey Reed</text:p>
          </table:table-cell>
          <table:table-cell office:value-type="string" calcext:value-type="string">
            <text:p>L5371</text:p>
          </table:table-cell>
          <table:table-cell office:value-type="string" calcext:value-type="string">
            <text:p>GM</text:p>
          </table:table-cell>
          <table:table-cell office:value-type="float" office:value="1834" calcext:value-type="float">
            <text:p>1834</text:p>
          </table:table-cell>
          <table:table-cell office:value-type="float" office:value="89.697434531051" calcext:value-type="float">
            <text:p>89.697434531051</text:p>
          </table:table-cell>
          <table:table-cell office:value-type="float" office:value="92.2154745258194" calcext:value-type="float">
            <text:p>92.2154745258194</text:p>
          </table:table-cell>
          <table:table-cell office:value-type="float" office:value="94.7410640562173" calcext:value-type="float">
            <text:p>94.7410640562173</text:p>
          </table:table-cell>
          <table:table-cell office:value-type="float" office:value="97.2515545153563" calcext:value-type="float">
            <text:p>97.2515545153563</text:p>
          </table:table-cell>
          <table:table-cell office:value-type="float" office:value="99.7695945101247" calcext:value-type="float">
            <text:p>99.76959451012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.8222199873545" calcext:value-type="float">
            <text:p>91.8222199873545</text:p>
          </table:table-cell>
          <table:table-cell office:value-type="float" office:value="5" calcext:value-type="float">
            <text:p>5</text:p>
          </table:table-cell>
          <table:table-cell table:formula="of:=ROW() - 1" office:value-type="float" office:value="6" calcext:value-type="float">
            <text:p>6</text:p>
          </table:table-cell>
          <table:table-cell table:formula="of:=[.K7] - [.N7]" office:value-type="float" office:value="0" calcext:value-type="float">
            <text:p>0</text:p>
          </table:table-cell>
          <table:table-cell table:formula="of:=[.O7]-[.N7]" office:value-type="float" office:value="1" calcext:value-type="float">
            <text:p>1</text:p>
          </table:table-cell>
          <table:table-cell table:formula="of:=ABS([.Q7])" office:value-type="float" office:value="1" calcext:value-type="float">
            <text:p>1</text:p>
          </table:table-cell>
          <table:table-cell table:formula="of:=[.M7]-[.G7]" office:value-type="float" office:value="-2.9188440688628" calcext:value-type="float">
            <text:p>-2.9188440688628</text:p>
          </table:table-cell>
          <table:table-cell table:formula="of:=AND([.N7]&lt;=[.J7];[.N7]&gt;=[.L7])" office:value-type="boolean" office:boolean-value="true" calcext:value-type="boolean">
            <text:p>TRUE</text:p>
          </table:table-cell>
          <table:table-cell table:formula="of:=AND([.M7]&gt;=[.F7];[.M7]&lt;=[.H7])" office:value-type="boolean" office:boolean-value="false" calcext:value-type="boolean">
            <text:p>FALSE</text:p>
          </table:table-cell>
          <table:table-cell table:formula="of:=AND([.M7]&gt;=[.E7];[.M7]&lt;=[.I7])" office:value-type="boolean" office:boolean-value="true" calcext:value-type="boolean">
            <text:p>TRUE</text:p>
          </table:table-cell>
          <table:table-cell/>
          <table:table-cell table:formula="of:=AVERAGE([.R2:.R1000])" office:value-type="float" office:value="4.58928571428571" calcext:value-type="float">
            <text:p>4.58928571428571</text:p>
          </table:table-cell>
          <table:table-cell table:style-name="ce4" table:formula="of:=[.X7]/[.Y1]" office:value-type="percentage" office:value="0.0819515306122449" calcext:value-type="percentage">
            <text:p>8.20%</text:p>
          </table:table-cell>
          <table:table-cell/>
        </table:table-row>
        <table:table-row table:style-name="ro1">
          <table:table-cell office:value-type="string" calcext:value-type="string">
            <text:p>Tyler Turner</text:p>
          </table:table-cell>
          <table:table-cell office:value-type="string" calcext:value-type="string">
            <text:p>L6337</text:p>
          </table:table-cell>
          <table:table-cell office:value-type="string" calcext:value-type="string">
            <text:p>GM</text:p>
          </table:table-cell>
          <table:table-cell office:value-type="float" office:value="1784" calcext:value-type="float">
            <text:p>1784</text:p>
          </table:table-cell>
          <table:table-cell office:value-type="float" office:value="87.9987286630528" calcext:value-type="float">
            <text:p>87.9987286630528</text:p>
          </table:table-cell>
          <table:table-cell office:value-type="float" office:value="90.4808576721269" calcext:value-type="float">
            <text:p>90.4808576721269</text:p>
          </table:table-cell>
          <table:table-cell office:value-type="float" office:value="92.8590899247609" calcext:value-type="float">
            <text:p>92.8590899247609</text:p>
          </table:table-cell>
          <table:table-cell office:value-type="float" office:value="95.4451156902751" calcext:value-type="float">
            <text:p>95.4451156902751</text:p>
          </table:table-cell>
          <table:table-cell office:value-type="float" office:value="97.9272446993492" calcext:value-type="float">
            <text:p>97.92724469934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6.901373314695" calcext:value-type="float">
            <text:p>86.901373314695</text:p>
          </table:table-cell>
          <table:table-cell office:value-type="float" office:value="7" calcext:value-type="float">
            <text:p>7</text:p>
          </table:table-cell>
          <table:table-cell table:formula="of:=ROW() - 1" office:value-type="float" office:value="7" calcext:value-type="float">
            <text:p>7</text:p>
          </table:table-cell>
          <table:table-cell table:formula="of:=[.K8] - [.N8]" office:value-type="float" office:value="-1" calcext:value-type="float">
            <text:p>-1</text:p>
          </table:table-cell>
          <table:table-cell table:formula="of:=[.O8]-[.N8]" office:value-type="float" office:value="0" calcext:value-type="float">
            <text:p>0</text:p>
          </table:table-cell>
          <table:table-cell table:formula="of:=ABS([.Q8])" office:value-type="float" office:value="0" calcext:value-type="float">
            <text:p>0</text:p>
          </table:table-cell>
          <table:table-cell table:formula="of:=[.M8]-[.G8]" office:value-type="float" office:value="-5.9577166100659" calcext:value-type="float">
            <text:p>-5.9577166100659</text:p>
          </table:table-cell>
          <table:table-cell table:formula="of:=AND([.N8]&lt;=[.J8];[.N8]&gt;=[.L8])" office:value-type="boolean" office:boolean-value="true" calcext:value-type="boolean">
            <text:p>TRUE</text:p>
          </table:table-cell>
          <table:table-cell table:formula="of:=AND([.M8]&gt;=[.F8];[.M8]&lt;=[.H8])" office:value-type="boolean" office:boolean-value="false" calcext:value-type="boolean">
            <text:p>FALSE</text:p>
          </table:table-cell>
          <table:table-cell table:formula="of:=AND([.M8]&gt;=[.E8];[.M8]&lt;=[.I8])" office:value-type="boolean" office:boolean-value="false" calcext:value-type="boolean">
            <text:p>FALSE</text:p>
          </table:table-cell>
          <table:table-cell/>
          <table:table-cell table:formula="of:=AVERAGE(INDIRECT(&quot;R2:R&quot;&amp;[.Z$1]))" office:value-type="float" office:value="1.7" calcext:value-type="float">
            <text:p>1.7</text:p>
          </table:table-cell>
          <table:table-cell table:style-name="ce4" table:formula="of:=[.X8]/[.Z1]" office:value-type="percentage" office:value="0.154545454545455" calcext:value-type="percentage">
            <text:p>15.45%</text:p>
          </table:table-cell>
          <table:table-cell/>
        </table:table-row>
        <table:table-row table:style-name="ro1">
          <table:table-cell office:value-type="string" calcext:value-type="string">
            <text:p>Austin Hull</text:p>
          </table:table-cell>
          <table:table-cell office:value-type="string" calcext:value-type="string">
            <text:p>A113998</text:p>
          </table:table-cell>
          <table:table-cell office:value-type="string" calcext:value-type="string">
            <text:p>M</text:p>
          </table:table-cell>
          <table:table-cell office:value-type="float" office:value="1795" calcext:value-type="float">
            <text:p>1795</text:p>
          </table:table-cell>
          <table:table-cell office:value-type="float" office:value="87.8861721634124" calcext:value-type="float">
            <text:p>87.8861721634124</text:p>
          </table:table-cell>
          <table:table-cell office:value-type="float" office:value="90.82663553352" calcext:value-type="float">
            <text:p>90.82663553352</text:p>
          </table:table-cell>
          <table:table-cell office:value-type="float" office:value="93.4746952409135" calcext:value-type="float">
            <text:p>93.4746952409135</text:p>
          </table:table-cell>
          <table:table-cell office:value-type="float" office:value="96.7075622737353" calcext:value-type="float">
            <text:p>96.7075622737353</text:p>
          </table:table-cell>
          <table:table-cell office:value-type="float" office:value="99.6480256438429" calcext:value-type="float">
            <text:p>99.64802564384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.7992243314693" calcext:value-type="float">
            <text:p>80.7992243314693</text:p>
          </table:table-cell>
          <table:table-cell office:value-type="float" office:value="11" calcext:value-type="float">
            <text:p>11</text:p>
          </table:table-cell>
          <table:table-cell table:formula="of:=ROW() - 1" office:value-type="float" office:value="8" calcext:value-type="float">
            <text:p>8</text:p>
          </table:table-cell>
          <table:table-cell table:formula="of:=[.K9] - [.N9]" office:value-type="float" office:value="-5" calcext:value-type="float">
            <text:p>-5</text:p>
          </table:table-cell>
          <table:table-cell table:formula="of:=[.O9]-[.N9]" office:value-type="float" office:value="-3" calcext:value-type="float">
            <text:p>-3</text:p>
          </table:table-cell>
          <table:table-cell table:formula="of:=ABS([.Q9])" office:value-type="float" office:value="3" calcext:value-type="float">
            <text:p>3</text:p>
          </table:table-cell>
          <table:table-cell table:formula="of:=[.M9]-[.G9]" office:value-type="float" office:value="-12.6754709094442" calcext:value-type="float">
            <text:p>-12.6754709094442</text:p>
          </table:table-cell>
          <table:table-cell table:formula="of:=AND([.N9]&lt;=[.J9];[.N9]&gt;=[.L9])" office:value-type="boolean" office:boolean-value="false" calcext:value-type="boolean">
            <text:p>FALSE</text:p>
          </table:table-cell>
          <table:table-cell table:formula="of:=AND([.M9]&gt;=[.F9];[.M9]&lt;=[.H9])" office:value-type="boolean" office:boolean-value="false" calcext:value-type="boolean">
            <text:p>FALSE</text:p>
          </table:table-cell>
          <table:table-cell table:formula="of:=AND([.M9]&gt;=[.E9];[.M9]&lt;=[.I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 Lutman</text:p>
          </table:table-cell>
          <table:table-cell office:value-type="string" calcext:value-type="string">
            <text:p>A78694</text:p>
          </table:table-cell>
          <table:table-cell office:value-type="string" calcext:value-type="string">
            <text:p>GM</text:p>
          </table:table-cell>
          <table:table-cell office:value-type="float" office:value="1756" calcext:value-type="float">
            <text:p>1756</text:p>
          </table:table-cell>
          <table:table-cell office:value-type="float" office:value="85.6517498813476" calcext:value-type="float">
            <text:p>85.6517498813476</text:p>
          </table:table-cell>
          <table:table-cell office:value-type="float" office:value="88.6057666563117" calcext:value-type="float">
            <text:p>88.6057666563117</text:p>
          </table:table-cell>
          <table:table-cell office:value-type="float" office:value="91.9292098625301" calcext:value-type="float">
            <text:p>91.9292098625301</text:p>
          </table:table-cell>
          <table:table-cell office:value-type="float" office:value="94.51380020624" calcext:value-type="float">
            <text:p>94.51380020624</text:p>
          </table:table-cell>
          <table:table-cell office:value-type="float" office:value="97.4678169812042" calcext:value-type="float">
            <text:p>97.46781698120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7.1629796562539" calcext:value-type="float">
            <text:p>87.1629796562539</text:p>
          </table:table-cell>
          <table:table-cell office:value-type="float" office:value="6" calcext:value-type="float">
            <text:p>6</text:p>
          </table:table-cell>
          <table:table-cell table:formula="of:=ROW() - 1" office:value-type="float" office:value="9" calcext:value-type="float">
            <text:p>9</text:p>
          </table:table-cell>
          <table:table-cell table:formula="of:=[.K10] - [.N10]" office:value-type="float" office:value="2" calcext:value-type="float">
            <text:p>2</text:p>
          </table:table-cell>
          <table:table-cell table:formula="of:=[.O10]-[.N10]" office:value-type="float" office:value="3" calcext:value-type="float">
            <text:p>3</text:p>
          </table:table-cell>
          <table:table-cell table:formula="of:=ABS([.Q10])" office:value-type="float" office:value="3" calcext:value-type="float">
            <text:p>3</text:p>
          </table:table-cell>
          <table:table-cell table:formula="of:=[.M10]-[.G10]" office:value-type="float" office:value="-4.76623020627621" calcext:value-type="float">
            <text:p>-4.76623020627621</text:p>
          </table:table-cell>
          <table:table-cell table:formula="of:=AND([.N10]&lt;=[.J10];[.N10]&gt;=[.L10])" office:value-type="boolean" office:boolean-value="true" calcext:value-type="boolean">
            <text:p>TRUE</text:p>
          </table:table-cell>
          <table:table-cell table:formula="of:=AND([.M10]&gt;=[.F10];[.M10]&lt;=[.H10])" office:value-type="boolean" office:boolean-value="false" calcext:value-type="boolean">
            <text:p>FALSE</text:p>
          </table:table-cell>
          <table:table-cell table:formula="of:=AND([.M10]&gt;=[.E10];[.M10]&lt;=[.I1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ner Wright</text:p>
          </table:table-cell>
          <table:table-cell office:value-type="string" calcext:value-type="string">
            <text:p>TY136419</text:p>
          </table:table-cell>
          <table:table-cell office:value-type="string" calcext:value-type="string">
            <text:p>GM</text:p>
          </table:table-cell>
          <table:table-cell office:value-type="float" office:value="1732" calcext:value-type="float">
            <text:p>1732</text:p>
          </table:table-cell>
          <table:table-cell office:value-type="float" office:value="85.5439134480599" calcext:value-type="float">
            <text:p>85.5439134480599</text:p>
          </table:table-cell>
          <table:table-cell office:value-type="float" office:value="89.2893988423423" calcext:value-type="float">
            <text:p>89.2893988423423</text:p>
          </table:table-cell>
          <table:table-cell office:value-type="float" office:value="91.3494158091976" calcext:value-type="float">
            <text:p>91.3494158091976</text:p>
          </table:table-cell>
          <table:table-cell office:value-type="float" office:value="96.780369630907" calcext:value-type="float">
            <text:p>96.780369630907</text:p>
          </table:table-cell>
          <table:table-cell office:value-type="float" office:value="100.525855025189" calcext:value-type="float">
            <text:p>100.52585502518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3.5904881543363" calcext:value-type="float">
            <text:p>83.5904881543363</text:p>
          </table:table-cell>
          <table:table-cell office:value-type="float" office:value="9" calcext:value-type="float">
            <text:p>9</text:p>
          </table:table-cell>
          <table:table-cell table:formula="of:=ROW() - 1" office:value-type="float" office:value="10" calcext:value-type="float">
            <text:p>10</text:p>
          </table:table-cell>
          <table:table-cell table:formula="of:=[.K11] - [.N11]" office:value-type="float" office:value="0" calcext:value-type="float">
            <text:p>0</text:p>
          </table:table-cell>
          <table:table-cell table:formula="of:=[.O11]-[.N11]" office:value-type="float" office:value="1" calcext:value-type="float">
            <text:p>1</text:p>
          </table:table-cell>
          <table:table-cell table:formula="of:=ABS([.Q11])" office:value-type="float" office:value="1" calcext:value-type="float">
            <text:p>1</text:p>
          </table:table-cell>
          <table:table-cell table:formula="of:=[.M11]-[.G11]" office:value-type="float" office:value="-7.7589276548613" calcext:value-type="float">
            <text:p>-7.7589276548613</text:p>
          </table:table-cell>
          <table:table-cell table:formula="of:=AND([.N11]&lt;=[.J11];[.N11]&gt;=[.L11])" office:value-type="boolean" office:boolean-value="true" calcext:value-type="boolean">
            <text:p>TRUE</text:p>
          </table:table-cell>
          <table:table-cell table:formula="of:=AND([.M11]&gt;=[.F11];[.M11]&lt;=[.H11])" office:value-type="boolean" office:boolean-value="false" calcext:value-type="boolean">
            <text:p>FALSE</text:p>
          </table:table-cell>
          <table:table-cell table:formula="of:=AND([.M11]&gt;=[.E11];[.M11]&lt;=[.I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Strader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GM</text:p>
          </table:table-cell>
          <table:table-cell office:value-type="float" office:value="1687" calcext:value-type="float">
            <text:p>1687</text:p>
          </table:table-cell>
          <table:table-cell office:value-type="float" office:value="81.2208253143338" calcext:value-type="float">
            <text:p>81.2208253143338</text:p>
          </table:table-cell>
          <table:table-cell office:value-type="float" office:value="84.8163233562003" calcext:value-type="float">
            <text:p>84.8163233562003</text:p>
          </table:table-cell>
          <table:table-cell office:value-type="float" office:value="88.9828014069965" calcext:value-type="float">
            <text:p>88.9828014069965</text:p>
          </table:table-cell>
          <table:table-cell office:value-type="float" office:value="92.0073194399332" calcext:value-type="float">
            <text:p>92.0073194399332</text:p>
          </table:table-cell>
          <table:table-cell office:value-type="float" office:value="95.6028174817996" calcext:value-type="float">
            <text:p>95.60281748179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4.1631481151013" calcext:value-type="float">
            <text:p>84.1631481151013</text:p>
          </table:table-cell>
          <table:table-cell office:value-type="float" office:value="8" calcext:value-type="float">
            <text:p>8</text:p>
          </table:table-cell>
          <table:table-cell table:formula="of:=ROW() - 1" office:value-type="float" office:value="11" calcext:value-type="float">
            <text:p>11</text:p>
          </table:table-cell>
          <table:table-cell table:formula="of:=[.K12] - [.N12]" office:value-type="float" office:value="3" calcext:value-type="float">
            <text:p>3</text:p>
          </table:table-cell>
          <table:table-cell table:formula="of:=[.O12]-[.N12]" office:value-type="float" office:value="3" calcext:value-type="float">
            <text:p>3</text:p>
          </table:table-cell>
          <table:table-cell table:formula="of:=ABS([.Q12])" office:value-type="float" office:value="3" calcext:value-type="float">
            <text:p>3</text:p>
          </table:table-cell>
          <table:table-cell table:formula="of:=[.M12]-[.G12]" office:value-type="float" office:value="-4.81965329189521" calcext:value-type="float">
            <text:p>-4.81965329189521</text:p>
          </table:table-cell>
          <table:table-cell table:formula="of:=AND([.N12]&lt;=[.J12];[.N12]&gt;=[.L12])" office:value-type="boolean" office:boolean-value="true" calcext:value-type="boolean">
            <text:p>TRUE</text:p>
          </table:table-cell>
          <table:table-cell table:formula="of:=AND([.M12]&gt;=[.F12];[.M12]&lt;=[.H12])" office:value-type="boolean" office:boolean-value="false" calcext:value-type="boolean">
            <text:p>FALSE</text:p>
          </table:table-cell>
          <table:table-cell table:formula="of:=AND([.M12]&gt;=[.E12];[.M12]&lt;=[.I1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tt Thomas</text:p>
          </table:table-cell>
          <table:table-cell office:value-type="string" calcext:value-type="string">
            <text:p>A119863</text:p>
          </table:table-cell>
          <table:table-cell office:value-type="string" calcext:value-type="string">
            <text:p>M</text:p>
          </table:table-cell>
          <table:table-cell office:value-type="float" office:value="1653" calcext:value-type="float">
            <text:p>1653</text:p>
          </table:table-cell>
          <table:table-cell office:value-type="float" office:value="80.4587986523593" calcext:value-type="float">
            <text:p>80.4587986523593</text:p>
          </table:table-cell>
          <table:table-cell office:value-type="float" office:value="83.8793256341825" calcext:value-type="float">
            <text:p>83.8793256341825</text:p>
          </table:table-cell>
          <table:table-cell office:value-type="float" office:value="87.5262958454595" calcext:value-type="float">
            <text:p>87.5262958454595</text:p>
          </table:table-cell>
          <table:table-cell office:value-type="float" office:value="90.7203795978291" calcext:value-type="float">
            <text:p>90.7203795978291</text:p>
          </table:table-cell>
          <table:table-cell office:value-type="float" office:value="94.1409065796523" calcext:value-type="float">
            <text:p>94.14090657965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.2013279184877" calcext:value-type="float">
            <text:p>80.2013279184877</text:p>
          </table:table-cell>
          <table:table-cell office:value-type="float" office:value="12" calcext:value-type="float">
            <text:p>12</text:p>
          </table:table-cell>
          <table:table-cell table:formula="of:=ROW() - 1" office:value-type="float" office:value="12" calcext:value-type="float">
            <text:p>12</text:p>
          </table:table-cell>
          <table:table-cell table:formula="of:=[.K13] - [.N13]" office:value-type="float" office:value="-1" calcext:value-type="float">
            <text:p>-1</text:p>
          </table:table-cell>
          <table:table-cell table:formula="of:=[.O13]-[.N13]" office:value-type="float" office:value="0" calcext:value-type="float">
            <text:p>0</text:p>
          </table:table-cell>
          <table:table-cell table:formula="of:=ABS([.Q13])" office:value-type="float" office:value="0" calcext:value-type="float">
            <text:p>0</text:p>
          </table:table-cell>
          <table:table-cell table:formula="of:=[.M13]-[.G13]" office:value-type="float" office:value="-7.32496792697179" calcext:value-type="float">
            <text:p>-7.32496792697179</text:p>
          </table:table-cell>
          <table:table-cell table:formula="of:=AND([.N13]&lt;=[.J13];[.N13]&gt;=[.L13])" office:value-type="boolean" office:boolean-value="true" calcext:value-type="boolean">
            <text:p>TRUE</text:p>
          </table:table-cell>
          <table:table-cell table:formula="of:=AND([.M13]&gt;=[.F13];[.M13]&lt;=[.H13])" office:value-type="boolean" office:boolean-value="false" calcext:value-type="boolean">
            <text:p>FALSE</text:p>
          </table:table-cell>
          <table:table-cell table:formula="of:=AND([.M13]&gt;=[.E13];[.M13]&lt;=[.I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 Shatalov</text:p>
          </table:table-cell>
          <table:table-cell office:value-type="string" calcext:value-type="string">
            <text:p>TY106182</text:p>
          </table:table-cell>
          <table:table-cell office:value-type="string" calcext:value-type="string">
            <text:p>GM</text:p>
          </table:table-cell>
          <table:table-cell office:value-type="float" office:value="1599" calcext:value-type="float">
            <text:p>1599</text:p>
          </table:table-cell>
          <table:table-cell office:value-type="float" office:value="78.0430040831918" calcext:value-type="float">
            <text:p>78.0430040831918</text:p>
          </table:table-cell>
          <table:table-cell office:value-type="float" office:value="81.4366335622731" calcext:value-type="float">
            <text:p>81.4366335622731</text:p>
          </table:table-cell>
          <table:table-cell office:value-type="float" office:value="84.9639069622458" calcext:value-type="float">
            <text:p>84.9639069622458</text:p>
          </table:table-cell>
          <table:table-cell office:value-type="float" office:value="88.2238925204358" calcext:value-type="float">
            <text:p>88.2238925204358</text:p>
          </table:table-cell>
          <table:table-cell office:value-type="float" office:value="91.6175219995171" calcext:value-type="float">
            <text:p>91.617521999517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9.99961381287" calcext:value-type="float">
            <text:p>79.99961381287</text:p>
          </table:table-cell>
          <table:table-cell office:value-type="float" office:value="13" calcext:value-type="float">
            <text:p>13</text:p>
          </table:table-cell>
          <table:table-cell table:formula="of:=ROW() - 1" office:value-type="float" office:value="13" calcext:value-type="float">
            <text:p>13</text:p>
          </table:table-cell>
          <table:table-cell table:formula="of:=[.K14] - [.N14]" office:value-type="float" office:value="0" calcext:value-type="float">
            <text:p>0</text:p>
          </table:table-cell>
          <table:table-cell table:formula="of:=[.O14]-[.N14]" office:value-type="float" office:value="0" calcext:value-type="float">
            <text:p>0</text:p>
          </table:table-cell>
          <table:table-cell table:formula="of:=ABS([.Q14])" office:value-type="float" office:value="0" calcext:value-type="float">
            <text:p>0</text:p>
          </table:table-cell>
          <table:table-cell table:formula="of:=[.M14]-[.G14]" office:value-type="float" office:value="-4.96429314937581" calcext:value-type="float">
            <text:p>-4.96429314937581</text:p>
          </table:table-cell>
          <table:table-cell table:formula="of:=AND([.N14]&lt;=[.J14];[.N14]&gt;=[.L14])" office:value-type="boolean" office:boolean-value="true" calcext:value-type="boolean">
            <text:p>TRUE</text:p>
          </table:table-cell>
          <table:table-cell table:formula="of:=AND([.M14]&gt;=[.F14];[.M14]&lt;=[.H14])" office:value-type="boolean" office:boolean-value="false" calcext:value-type="boolean">
            <text:p>FALSE</text:p>
          </table:table-cell>
          <table:table-cell table:formula="of:=AND([.M14]&gt;=[.E14];[.M14]&lt;=[.I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 Nash</text:p>
          </table:table-cell>
          <table:table-cell office:value-type="string" calcext:value-type="string">
            <text:p>L5009</text:p>
          </table:table-cell>
          <table:table-cell office:value-type="string" calcext:value-type="string">
            <text:p>M</text:p>
          </table:table-cell>
          <table:table-cell office:value-type="float" office:value="1605" calcext:value-type="float">
            <text:p>1605</text:p>
          </table:table-cell>
          <table:table-cell office:value-type="float" office:value="77.6001416252067" calcext:value-type="float">
            <text:p>77.6001416252067</text:p>
          </table:table-cell>
          <table:table-cell office:value-type="float" office:value="81.2835672205961" calcext:value-type="float">
            <text:p>81.2835672205961</text:p>
          </table:table-cell>
          <table:table-cell office:value-type="float" office:value="85.1701116798919" calcext:value-type="float">
            <text:p>85.1701116798919</text:p>
          </table:table-cell>
          <table:table-cell office:value-type="float" office:value="88.6504184113747" calcext:value-type="float">
            <text:p>88.6504184113747</text:p>
          </table:table-cell>
          <table:table-cell office:value-type="float" office:value="92.3338440067641" calcext:value-type="float">
            <text:p>92.333844006764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6.5130335286524" calcext:value-type="float">
            <text:p>76.5130335286524</text:p>
          </table:table-cell>
          <table:table-cell office:value-type="float" office:value="16" calcext:value-type="float">
            <text:p>16</text:p>
          </table:table-cell>
          <table:table-cell table:formula="of:=ROW() - 1" office:value-type="float" office:value="14" calcext:value-type="float">
            <text:p>14</text:p>
          </table:table-cell>
          <table:table-cell table:formula="of:=[.K15] - [.N15]" office:value-type="float" office:value="-3" calcext:value-type="float">
            <text:p>-3</text:p>
          </table:table-cell>
          <table:table-cell table:formula="of:=[.O15]-[.N15]" office:value-type="float" office:value="-2" calcext:value-type="float">
            <text:p>-2</text:p>
          </table:table-cell>
          <table:table-cell table:formula="of:=ABS([.Q15])" office:value-type="float" office:value="2" calcext:value-type="float">
            <text:p>2</text:p>
          </table:table-cell>
          <table:table-cell table:formula="of:=[.M15]-[.G15]" office:value-type="float" office:value="-8.6570781512395" calcext:value-type="float">
            <text:p>-8.6570781512395</text:p>
          </table:table-cell>
          <table:table-cell table:formula="of:=AND([.N15]&lt;=[.J15];[.N15]&gt;=[.L15])" office:value-type="boolean" office:boolean-value="true" calcext:value-type="boolean">
            <text:p>TRUE</text:p>
          </table:table-cell>
          <table:table-cell table:formula="of:=AND([.M15]&gt;=[.F15];[.M15]&lt;=[.H15])" office:value-type="boolean" office:boolean-value="false" calcext:value-type="boolean">
            <text:p>FALSE</text:p>
          </table:table-cell>
          <table:table-cell table:formula="of:=AND([.M15]&gt;=[.E15];[.M15]&lt;=[.I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ph McMahan</text:p>
          </table:table-cell>
          <table:table-cell office:value-type="string" calcext:value-type="string">
            <text:p>L6019</text:p>
          </table:table-cell>
          <table:table-cell office:value-type="string" calcext:value-type="string">
            <text:p>A</text:p>
          </table:table-cell>
          <table:table-cell office:value-type="float" office:value="1550" calcext:value-type="float">
            <text:p>1550</text:p>
          </table:table-cell>
          <table:table-cell office:value-type="float" office:value="75.2016823482776" calcext:value-type="float">
            <text:p>75.2016823482776</text:p>
          </table:table-cell>
          <table:table-cell office:value-type="float" office:value="79.2274226310651" calcext:value-type="float">
            <text:p>79.2274226310651</text:p>
          </table:table-cell>
          <table:table-cell office:value-type="float" office:value="82.6842971106089" calcext:value-type="float">
            <text:p>82.6842971106089</text:p>
          </table:table-cell>
          <table:table-cell office:value-type="float" office:value="87.2789031966401" calcext:value-type="float">
            <text:p>87.2789031966401</text:p>
          </table:table-cell>
          <table:table-cell office:value-type="float" office:value="91.3046434794276" calcext:value-type="float">
            <text:p>91.30464347942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2.2754936248822" calcext:value-type="float">
            <text:p>72.2754936248822</text:p>
          </table:table-cell>
          <table:table-cell office:value-type="float" office:value="20" calcext:value-type="float">
            <text:p>20</text:p>
          </table:table-cell>
          <table:table-cell table:formula="of:=ROW() - 1" office:value-type="float" office:value="15" calcext:value-type="float">
            <text:p>15</text:p>
          </table:table-cell>
          <table:table-cell table:formula="of:=[.K16] - [.N16]" office:value-type="float" office:value="-5" calcext:value-type="float">
            <text:p>-5</text:p>
          </table:table-cell>
          <table:table-cell table:formula="of:=[.O16]-[.N16]" office:value-type="float" office:value="-5" calcext:value-type="float">
            <text:p>-5</text:p>
          </table:table-cell>
          <table:table-cell table:formula="of:=ABS([.Q16])" office:value-type="float" office:value="5" calcext:value-type="float">
            <text:p>5</text:p>
          </table:table-cell>
          <table:table-cell table:formula="of:=[.M16]-[.G16]" office:value-type="float" office:value="-10.4088034857267" calcext:value-type="float">
            <text:p>-10.4088034857267</text:p>
          </table:table-cell>
          <table:table-cell table:formula="of:=AND([.N16]&lt;=[.J16];[.N16]&gt;=[.L16])" office:value-type="boolean" office:boolean-value="false" calcext:value-type="boolean">
            <text:p>FALSE</text:p>
          </table:table-cell>
          <table:table-cell table:formula="of:=AND([.M16]&gt;=[.F16];[.M16]&lt;=[.H16])" office:value-type="boolean" office:boolean-value="false" calcext:value-type="boolean">
            <text:p>FALSE</text:p>
          </table:table-cell>
          <table:table-cell table:formula="of:=AND([.M16]&gt;=[.E16];[.M16]&lt;=[.I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 Hopkins</text:p>
          </table:table-cell>
          <table:table-cell office:value-type="string" calcext:value-type="string">
            <text:p>L4896</text:p>
          </table:table-cell>
          <table:table-cell office:value-type="string" calcext:value-type="string">
            <text:p>GM</text:p>
          </table:table-cell>
          <table:table-cell office:value-type="float" office:value="1544" calcext:value-type="float">
            <text:p>1544</text:p>
          </table:table-cell>
          <table:table-cell office:value-type="float" office:value="75.0557344571459" calcext:value-type="float">
            <text:p>75.0557344571459</text:p>
          </table:table-cell>
          <table:table-cell office:value-type="float" office:value="79.1810428506288" calcext:value-type="float">
            <text:p>79.1810428506288</text:p>
          </table:table-cell>
          <table:table-cell office:value-type="float" office:value="82.4682291854818" calcext:value-type="float">
            <text:p>82.4682291854818</text:p>
          </table:table-cell>
          <table:table-cell office:value-type="float" office:value="87.4316596375946" calcext:value-type="float">
            <text:p>87.4316596375946</text:p>
          </table:table-cell>
          <table:table-cell office:value-type="float" office:value="91.5569680310775" calcext:value-type="float">
            <text:p>91.55696803107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7.0393295133237" calcext:value-type="float">
            <text:p>77.0393295133237</text:p>
          </table:table-cell>
          <table:table-cell office:value-type="float" office:value="15" calcext:value-type="float">
            <text:p>15</text:p>
          </table:table-cell>
          <table:table-cell table:formula="of:=ROW() - 1" office:value-type="float" office:value="16" calcext:value-type="float">
            <text:p>16</text:p>
          </table:table-cell>
          <table:table-cell table:formula="of:=[.K17] - [.N17]" office:value-type="float" office:value="0" calcext:value-type="float">
            <text:p>0</text:p>
          </table:table-cell>
          <table:table-cell table:formula="of:=[.O17]-[.N17]" office:value-type="float" office:value="1" calcext:value-type="float">
            <text:p>1</text:p>
          </table:table-cell>
          <table:table-cell table:formula="of:=ABS([.Q17])" office:value-type="float" office:value="1" calcext:value-type="float">
            <text:p>1</text:p>
          </table:table-cell>
          <table:table-cell table:formula="of:=[.M17]-[.G17]" office:value-type="float" office:value="-5.42889967215811" calcext:value-type="float">
            <text:p>-5.42889967215811</text:p>
          </table:table-cell>
          <table:table-cell table:formula="of:=AND([.N17]&lt;=[.J17];[.N17]&gt;=[.L17])" office:value-type="boolean" office:boolean-value="true" calcext:value-type="boolean">
            <text:p>TRUE</text:p>
          </table:table-cell>
          <table:table-cell table:formula="of:=AND([.M17]&gt;=[.F17];[.M17]&lt;=[.H17])" office:value-type="boolean" office:boolean-value="false" calcext:value-type="boolean">
            <text:p>FALSE</text:p>
          </table:table-cell>
          <table:table-cell table:formula="of:=AND([.M17]&gt;=[.E17];[.M17]&lt;=[.I1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 Bautista</text:p>
          </table:table-cell>
          <table:table-cell office:value-type="string" calcext:value-type="string">
            <text:p>A88221</text:p>
          </table:table-cell>
          <table:table-cell office:value-type="string" calcext:value-type="string">
            <text:p>GM</text:p>
          </table:table-cell>
          <table:table-cell office:value-type="float" office:value="1517" calcext:value-type="float">
            <text:p>1517</text:p>
          </table:table-cell>
          <table:table-cell office:value-type="float" office:value="73.0316489514771" calcext:value-type="float">
            <text:p>73.0316489514771</text:p>
          </table:table-cell>
          <table:table-cell office:value-type="float" office:value="77.0029257524011" calcext:value-type="float">
            <text:p>77.0029257524011</text:p>
          </table:table-cell>
          <table:table-cell office:value-type="float" office:value="80.9826640786332" calcext:value-type="float">
            <text:p>80.9826640786332</text:p>
          </table:table-cell>
          <table:table-cell office:value-type="float" office:value="84.9454793542492" calcext:value-type="float">
            <text:p>84.9454793542492</text:p>
          </table:table-cell>
          <table:table-cell office:value-type="float" office:value="88.9167561551732" calcext:value-type="float">
            <text:p>88.91675615517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8.2088432888337" calcext:value-type="float">
            <text:p>78.2088432888337</text:p>
          </table:table-cell>
          <table:table-cell office:value-type="float" office:value="14" calcext:value-type="float">
            <text:p>14</text:p>
          </table:table-cell>
          <table:table-cell table:formula="of:=ROW() - 1" office:value-type="float" office:value="17" calcext:value-type="float">
            <text:p>17</text:p>
          </table:table-cell>
          <table:table-cell table:formula="of:=[.K18] - [.N18]" office:value-type="float" office:value="1" calcext:value-type="float">
            <text:p>1</text:p>
          </table:table-cell>
          <table:table-cell table:formula="of:=[.O18]-[.N18]" office:value-type="float" office:value="3" calcext:value-type="float">
            <text:p>3</text:p>
          </table:table-cell>
          <table:table-cell table:formula="of:=ABS([.Q18])" office:value-type="float" office:value="3" calcext:value-type="float">
            <text:p>3</text:p>
          </table:table-cell>
          <table:table-cell table:formula="of:=[.M18]-[.G18]" office:value-type="float" office:value="-2.7738207897995" calcext:value-type="float">
            <text:p>-2.7738207897995</text:p>
          </table:table-cell>
          <table:table-cell table:formula="of:=AND([.N18]&lt;=[.J18];[.N18]&gt;=[.L18])" office:value-type="boolean" office:boolean-value="true" calcext:value-type="boolean">
            <text:p>TRUE</text:p>
          </table:table-cell>
          <table:table-cell table:formula="of:=AND([.M18]&gt;=[.F18];[.M18]&lt;=[.H18])" office:value-type="boolean" office:boolean-value="true" calcext:value-type="boolean">
            <text:p>TRUE</text:p>
          </table:table-cell>
          <table:table-cell table:formula="of:=AND([.M18]&gt;=[.E18];[.M18]&lt;=[.I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 Vrublevskiy</text:p>
          </table:table-cell>
          <table:table-cell office:value-type="string" calcext:value-type="string">
            <text:p>L5432</text:p>
          </table:table-cell>
          <table:table-cell office:value-type="string" calcext:value-type="string">
            <text:p>M</text:p>
          </table:table-cell>
          <table:table-cell office:value-type="float" office:value="1514" calcext:value-type="float">
            <text:p>1514</text:p>
          </table:table-cell>
          <table:table-cell office:value-type="float" office:value="72.8583948358263" calcext:value-type="float">
            <text:p>72.8583948358263</text:p>
          </table:table-cell>
          <table:table-cell office:value-type="float" office:value="76.8504247211564" calcext:value-type="float">
            <text:p>76.8504247211564</text:p>
          </table:table-cell>
          <table:table-cell office:value-type="float" office:value="80.9942721659444" calcext:value-type="float">
            <text:p>80.9942721659444</text:p>
          </table:table-cell>
          <table:table-cell office:value-type="float" office:value="84.8344844918166" calcext:value-type="float">
            <text:p>84.8344844918166</text:p>
          </table:table-cell>
          <table:table-cell office:value-type="float" office:value="88.8265143771467" calcext:value-type="float">
            <text:p>88.826514377146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4005431714616" calcext:value-type="float">
            <text:p>71.4005431714616</text:p>
          </table:table-cell>
          <table:table-cell office:value-type="float" office:value="23" calcext:value-type="float">
            <text:p>23</text:p>
          </table:table-cell>
          <table:table-cell table:formula="of:=ROW() - 1" office:value-type="float" office:value="18" calcext:value-type="float">
            <text:p>18</text:p>
          </table:table-cell>
          <table:table-cell table:formula="of:=[.K19] - [.N19]" office:value-type="float" office:value="-8" calcext:value-type="float">
            <text:p>-8</text:p>
          </table:table-cell>
          <table:table-cell table:formula="of:=[.O19]-[.N19]" office:value-type="float" office:value="-5" calcext:value-type="float">
            <text:p>-5</text:p>
          </table:table-cell>
          <table:table-cell table:formula="of:=ABS([.Q19])" office:value-type="float" office:value="5" calcext:value-type="float">
            <text:p>5</text:p>
          </table:table-cell>
          <table:table-cell table:formula="of:=[.M19]-[.G19]" office:value-type="float" office:value="-9.59372899448279" calcext:value-type="float">
            <text:p>-9.59372899448279</text:p>
          </table:table-cell>
          <table:table-cell table:formula="of:=AND([.N19]&lt;=[.J19];[.N19]&gt;=[.L19])" office:value-type="boolean" office:boolean-value="false" calcext:value-type="boolean">
            <text:p>FALSE</text:p>
          </table:table-cell>
          <table:table-cell table:formula="of:=AND([.M19]&gt;=[.F19];[.M19]&lt;=[.H19])" office:value-type="boolean" office:boolean-value="false" calcext:value-type="boolean">
            <text:p>FALSE</text:p>
          </table:table-cell>
          <table:table-cell table:formula="of:=AND([.M19]&gt;=[.E19];[.M19]&lt;=[.I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an Kaiser</text:p>
          </table:table-cell>
          <table:table-cell office:value-type="string" calcext:value-type="string">
            <text:p>A112908</text:p>
          </table:table-cell>
          <table:table-cell office:value-type="string" calcext:value-type="string">
            <text:p>A</text:p>
          </table:table-cell>
          <table:table-cell office:value-type="float" office:value="1464" calcext:value-type="float">
            <text:p>1464</text:p>
          </table:table-cell>
          <table:table-cell office:value-type="float" office:value="70.3999437644234" calcext:value-type="float">
            <text:p>70.3999437644234</text:p>
          </table:table-cell>
          <table:table-cell office:value-type="float" office:value="74.89049120442" calcext:value-type="float">
            <text:p>74.89049120442</text:p>
          </table:table-cell>
          <table:table-cell office:value-type="float" office:value="78.350432041563" calcext:value-type="float">
            <text:p>78.350432041563</text:p>
          </table:table-cell>
          <table:table-cell office:value-type="float" office:value="83.8715860844132" calcext:value-type="float">
            <text:p>83.8715860844132</text:p>
          </table:table-cell>
          <table:table-cell office:value-type="float" office:value="88.3621335244098" calcext:value-type="float">
            <text:p>88.362133524409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3.5685201779499" calcext:value-type="float">
            <text:p>73.5685201779499</text:p>
          </table:table-cell>
          <table:table-cell office:value-type="float" office:value="18" calcext:value-type="float">
            <text:p>18</text:p>
          </table:table-cell>
          <table:table-cell table:formula="of:=ROW() - 1" office:value-type="float" office:value="19" calcext:value-type="float">
            <text:p>19</text:p>
          </table:table-cell>
          <table:table-cell table:formula="of:=[.K20] - [.N20]" office:value-type="float" office:value="1" calcext:value-type="float">
            <text:p>1</text:p>
          </table:table-cell>
          <table:table-cell table:formula="of:=[.O20]-[.N20]" office:value-type="float" office:value="1" calcext:value-type="float">
            <text:p>1</text:p>
          </table:table-cell>
          <table:table-cell table:formula="of:=ABS([.Q20])" office:value-type="float" office:value="1" calcext:value-type="float">
            <text:p>1</text:p>
          </table:table-cell>
          <table:table-cell table:formula="of:=[.M20]-[.G20]" office:value-type="float" office:value="-4.78191186361309" calcext:value-type="float">
            <text:p>-4.78191186361309</text:p>
          </table:table-cell>
          <table:table-cell table:formula="of:=AND([.N20]&lt;=[.J20];[.N20]&gt;=[.L20])" office:value-type="boolean" office:boolean-value="true" calcext:value-type="boolean">
            <text:p>TRUE</text:p>
          </table:table-cell>
          <table:table-cell table:formula="of:=AND([.M20]&gt;=[.F20];[.M20]&lt;=[.H20])" office:value-type="boolean" office:boolean-value="false" calcext:value-type="boolean">
            <text:p>FALSE</text:p>
          </table:table-cell>
          <table:table-cell table:formula="of:=AND([.M20]&gt;=[.E20];[.M20]&lt;=[.I2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h Morgan</text:p>
          </table:table-cell>
          <table:table-cell office:value-type="string" calcext:value-type="string">
            <text:p>A141495</text:p>
          </table:table-cell>
          <table:table-cell office:value-type="string" calcext:value-type="string">
            <text:p>M</text:p>
          </table:table-cell>
          <table:table-cell office:value-type="float" office:value="1452" calcext:value-type="float">
            <text:p>1452</text:p>
          </table:table-cell>
          <table:table-cell office:value-type="float" office:value="69.5396909578535" calcext:value-type="float">
            <text:p>69.5396909578535</text:p>
          </table:table-cell>
          <table:table-cell office:value-type="float" office:value="73.9685667702993" calcext:value-type="float">
            <text:p>73.9685667702993</text:p>
          </table:table-cell>
          <table:table-cell office:value-type="float" office:value="77.6211369598388" calcext:value-type="float">
            <text:p>77.6211369598388</text:p>
          </table:table-cell>
          <table:table-cell office:value-type="float" office:value="82.8263183951909" calcext:value-type="float">
            <text:p>82.8263183951909</text:p>
          </table:table-cell>
          <table:table-cell office:value-type="float" office:value="87.2551942076368" calcext:value-type="float">
            <text:p>87.255194207636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2.4797781903539" calcext:value-type="float">
            <text:p>62.4797781903539</text:p>
          </table:table-cell>
          <table:table-cell office:value-type="float" office:value="35" calcext:value-type="float">
            <text:p>35</text:p>
          </table:table-cell>
          <table:table-cell table:formula="of:=ROW() - 1" office:value-type="float" office:value="20" calcext:value-type="float">
            <text:p>20</text:p>
          </table:table-cell>
          <table:table-cell table:formula="of:=[.K21] - [.N21]" office:value-type="float" office:value="-16" calcext:value-type="float">
            <text:p>-16</text:p>
          </table:table-cell>
          <table:table-cell table:formula="of:=[.O21]-[.N21]" office:value-type="float" office:value="-15" calcext:value-type="float">
            <text:p>-15</text:p>
          </table:table-cell>
          <table:table-cell table:formula="of:=ABS([.Q21])" office:value-type="float" office:value="15" calcext:value-type="float">
            <text:p>15</text:p>
          </table:table-cell>
          <table:table-cell table:formula="of:=[.M21]-[.G21]" office:value-type="float" office:value="-15.1413587694849" calcext:value-type="float">
            <text:p>-15.1413587694849</text:p>
          </table:table-cell>
          <table:table-cell table:formula="of:=AND([.N21]&lt;=[.J21];[.N21]&gt;=[.L21])" office:value-type="boolean" office:boolean-value="false" calcext:value-type="boolean">
            <text:p>FALSE</text:p>
          </table:table-cell>
          <table:table-cell table:formula="of:=AND([.M21]&gt;=[.F21];[.M21]&lt;=[.H21])" office:value-type="boolean" office:boolean-value="false" calcext:value-type="boolean">
            <text:p>FALSE</text:p>
          </table:table-cell>
          <table:table-cell table:formula="of:=AND([.M21]&gt;=[.E21];[.M21]&lt;=[.I2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risonn Thin</text:p>
          </table:table-cell>
          <table:table-cell office:value-type="string" calcext:value-type="string">
            <text:p>A119660</text:p>
          </table:table-cell>
          <table:table-cell office:value-type="string" calcext:value-type="string">
            <text:p>A</text:p>
          </table:table-cell>
          <table:table-cell office:value-type="float" office:value="1397" calcext:value-type="float">
            <text:p>1397</text:p>
          </table:table-cell>
          <table:table-cell office:value-type="float" office:value="67.4236274472003" calcext:value-type="float">
            <text:p>67.4236274472003</text:p>
          </table:table-cell>
          <table:table-cell office:value-type="float" office:value="71.0619033851391" calcext:value-type="float">
            <text:p>71.0619033851391</text:p>
          </table:table-cell>
          <table:table-cell office:value-type="float" office:value="74.4586507067384" calcext:value-type="float">
            <text:p>74.4586507067384</text:p>
          </table:table-cell>
          <table:table-cell office:value-type="float" office:value="78.3384552610167" calcext:value-type="float">
            <text:p>78.3384552610167</text:p>
          </table:table-cell>
          <table:table-cell office:value-type="float" office:value="81.9767311989555" calcext:value-type="float">
            <text:p>81.976731198955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ROW() - 1" office:value-type="float" office:value="21" calcext:value-type="float">
            <text:p>21</text:p>
          </table:table-cell>
          <table:table-cell table:formula="of:=[.K22] - [.N22]" office:value-type="float" office:value="-38" calcext:value-type="float">
            <text:p>-38</text:p>
          </table:table-cell>
          <table:table-cell table:formula="of:=[.O22]-[.N22]" office:value-type="float" office:value="-39" calcext:value-type="float">
            <text:p>-39</text:p>
          </table:table-cell>
          <table:table-cell table:formula="of:=ABS([.Q22])" office:value-type="float" office:value="39" calcext:value-type="float">
            <text:p>39</text:p>
          </table:table-cell>
          <table:table-cell table:formula="of:=[.M22]-[.G22]" office:value-type="float" office:value="-74.4586507067384" calcext:value-type="float">
            <text:p>-74.4586507067384</text:p>
          </table:table-cell>
          <table:table-cell table:formula="of:=AND([.N22]&lt;=[.J22];[.N22]&gt;=[.L22])" office:value-type="boolean" office:boolean-value="false" calcext:value-type="boolean">
            <text:p>FALSE</text:p>
          </table:table-cell>
          <table:table-cell table:formula="of:=AND([.M22]&gt;=[.F22];[.M22]&lt;=[.H22])" office:value-type="boolean" office:boolean-value="false" calcext:value-type="boolean">
            <text:p>FALSE</text:p>
          </table:table-cell>
          <table:table-cell table:formula="of:=AND([.M22]&gt;=[.E22];[.M22]&lt;=[.I2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e Bures</text:p>
          </table:table-cell>
          <table:table-cell office:value-type="string" calcext:value-type="string">
            <text:p>A143092</text:p>
          </table:table-cell>
          <table:table-cell office:value-type="string" calcext:value-type="string">
            <text:p>M</text:p>
          </table:table-cell>
          <table:table-cell office:value-type="float" office:value="1412" calcext:value-type="float">
            <text:p>1412</text:p>
          </table:table-cell>
          <table:table-cell office:value-type="float" office:value="66.8065365437127" calcext:value-type="float">
            <text:p>66.8065365437127</text:p>
          </table:table-cell>
          <table:table-cell office:value-type="float" office:value="73.0176718254947" calcext:value-type="float">
            <text:p>73.0176718254947</text:p>
          </table:table-cell>
          <table:table-cell office:value-type="float" office:value="76.4337962304749" calcext:value-type="float">
            <text:p>76.4337962304749</text:p>
          </table:table-cell>
          <table:table-cell office:value-type="float" office:value="85.4399423890588" calcext:value-type="float">
            <text:p>85.4399423890588</text:p>
          </table:table-cell>
          <table:table-cell office:value-type="float" office:value="91.6510776708408" calcext:value-type="float">
            <text:p>91.651077670840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6.3632451754918" calcext:value-type="float">
            <text:p>76.3632451754918</text:p>
          </table:table-cell>
          <table:table-cell office:value-type="float" office:value="17" calcext:value-type="float">
            <text:p>17</text:p>
          </table:table-cell>
          <table:table-cell table:formula="of:=ROW() - 1" office:value-type="float" office:value="22" calcext:value-type="float">
            <text:p>22</text:p>
          </table:table-cell>
          <table:table-cell table:formula="of:=[.K23] - [.N23]" office:value-type="float" office:value="3" calcext:value-type="float">
            <text:p>3</text:p>
          </table:table-cell>
          <table:table-cell table:formula="of:=[.O23]-[.N23]" office:value-type="float" office:value="5" calcext:value-type="float">
            <text:p>5</text:p>
          </table:table-cell>
          <table:table-cell table:formula="of:=ABS([.Q23])" office:value-type="float" office:value="5" calcext:value-type="float">
            <text:p>5</text:p>
          </table:table-cell>
          <table:table-cell table:formula="of:=[.M23]-[.G23]" office:value-type="float" office:value="-0.070551054983099" calcext:value-type="float">
            <text:p>-0.070551054983099</text:p>
          </table:table-cell>
          <table:table-cell table:formula="of:=AND([.N23]&lt;=[.J23];[.N23]&gt;=[.L23])" office:value-type="boolean" office:boolean-value="true" calcext:value-type="boolean">
            <text:p>TRUE</text:p>
          </table:table-cell>
          <table:table-cell table:formula="of:=AND([.M23]&gt;=[.F23];[.M23]&lt;=[.H23])" office:value-type="boolean" office:boolean-value="true" calcext:value-type="boolean">
            <text:p>TRUE</text:p>
          </table:table-cell>
          <table:table-cell table:formula="of:=AND([.M23]&gt;=[.E23];[.M23]&lt;=[.I2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e Post</text:p>
          </table:table-cell>
          <table:table-cell office:value-type="string" calcext:value-type="string">
            <text:p>A74846</text:p>
          </table:table-cell>
          <table:table-cell office:value-type="string" calcext:value-type="string">
            <text:p>M</text:p>
          </table:table-cell>
          <table:table-cell office:value-type="float" office:value="1372" calcext:value-type="float">
            <text:p>1372</text:p>
          </table:table-cell>
          <table:table-cell office:value-type="float" office:value="65.3026354537489" calcext:value-type="float">
            <text:p>65.3026354537489</text:p>
          </table:table-cell>
          <table:table-cell office:value-type="float" office:value="69.1550714424065" calcext:value-type="float">
            <text:p>69.1550714424065</text:p>
          </table:table-cell>
          <table:table-cell office:value-type="float" office:value="73.1063437716807" calcext:value-type="float">
            <text:p>73.1063437716807</text:p>
          </table:table-cell>
          <table:table-cell office:value-type="float" office:value="76.8599434197219" calcext:value-type="float">
            <text:p>76.8599434197219</text:p>
          </table:table-cell>
          <table:table-cell office:value-type="float" office:value="80.7123794083796" calcext:value-type="float">
            <text:p>80.712379408379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9.2409900292214" calcext:value-type="float">
            <text:p>69.2409900292214</text:p>
          </table:table-cell>
          <table:table-cell office:value-type="float" office:value="24" calcext:value-type="float">
            <text:p>24</text:p>
          </table:table-cell>
          <table:table-cell table:formula="of:=ROW() - 1" office:value-type="float" office:value="23" calcext:value-type="float">
            <text:p>23</text:p>
          </table:table-cell>
          <table:table-cell table:formula="of:=[.K24] - [.N24]" office:value-type="float" office:value="-2" calcext:value-type="float">
            <text:p>-2</text:p>
          </table:table-cell>
          <table:table-cell table:formula="of:=[.O24]-[.N24]" office:value-type="float" office:value="-1" calcext:value-type="float">
            <text:p>-1</text:p>
          </table:table-cell>
          <table:table-cell table:formula="of:=ABS([.Q24])" office:value-type="float" office:value="1" calcext:value-type="float">
            <text:p>1</text:p>
          </table:table-cell>
          <table:table-cell table:formula="of:=[.M24]-[.G24]" office:value-type="float" office:value="-3.86535374245931" calcext:value-type="float">
            <text:p>-3.86535374245931</text:p>
          </table:table-cell>
          <table:table-cell table:formula="of:=AND([.N24]&lt;=[.J24];[.N24]&gt;=[.L24])" office:value-type="boolean" office:boolean-value="true" calcext:value-type="boolean">
            <text:p>TRUE</text:p>
          </table:table-cell>
          <table:table-cell table:formula="of:=AND([.M24]&gt;=[.F24];[.M24]&lt;=[.H24])" office:value-type="boolean" office:boolean-value="true" calcext:value-type="boolean">
            <text:p>TRUE</text:p>
          </table:table-cell>
          <table:table-cell table:formula="of:=AND([.M24]&gt;=[.E24];[.M24]&lt;=[.I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hley Robertson</text:p>
          </table:table-cell>
          <table:table-cell office:value-type="string" calcext:value-type="string">
            <text:p>A79003</text:p>
          </table:table-cell>
          <table:table-cell office:value-type="string" calcext:value-type="string">
            <text:p>M</text:p>
          </table:table-cell>
          <table:table-cell office:value-type="float" office:value="1387" calcext:value-type="float">
            <text:p>1387</text:p>
          </table:table-cell>
          <table:table-cell office:value-type="float" office:value="64.4323051774283" calcext:value-type="float">
            <text:p>64.4323051774283</text:p>
          </table:table-cell>
          <table:table-cell office:value-type="float" office:value="69.112770669461" calcext:value-type="float">
            <text:p>69.112770669461</text:p>
          </table:table-cell>
          <table:table-cell office:value-type="float" office:value="74.4483781665285" calcext:value-type="float">
            <text:p>74.4483781665285</text:p>
          </table:table-cell>
          <table:table-cell office:value-type="float" office:value="78.4737016535264" calcext:value-type="float">
            <text:p>78.4737016535264</text:p>
          </table:table-cell>
          <table:table-cell office:value-type="float" office:value="83.1541671455592" calcext:value-type="float">
            <text:p>83.154167145559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2.51944819566" calcext:value-type="float">
            <text:p>72.51944819566</text:p>
          </table:table-cell>
          <table:table-cell office:value-type="float" office:value="19" calcext:value-type="float">
            <text:p>19</text:p>
          </table:table-cell>
          <table:table-cell table:formula="of:=ROW() - 1" office:value-type="float" office:value="24" calcext:value-type="float">
            <text:p>24</text:p>
          </table:table-cell>
          <table:table-cell table:formula="of:=[.K25] - [.N25]" office:value-type="float" office:value="3" calcext:value-type="float">
            <text:p>3</text:p>
          </table:table-cell>
          <table:table-cell table:formula="of:=[.O25]-[.N25]" office:value-type="float" office:value="5" calcext:value-type="float">
            <text:p>5</text:p>
          </table:table-cell>
          <table:table-cell table:formula="of:=ABS([.Q25])" office:value-type="float" office:value="5" calcext:value-type="float">
            <text:p>5</text:p>
          </table:table-cell>
          <table:table-cell table:formula="of:=[.M25]-[.G25]" office:value-type="float" office:value="-1.9289299708685" calcext:value-type="float">
            <text:p>-1.9289299708685</text:p>
          </table:table-cell>
          <table:table-cell table:formula="of:=AND([.N25]&lt;=[.J25];[.N25]&gt;=[.L25])" office:value-type="boolean" office:boolean-value="true" calcext:value-type="boolean">
            <text:p>TRUE</text:p>
          </table:table-cell>
          <table:table-cell table:formula="of:=AND([.M25]&gt;=[.F25];[.M25]&lt;=[.H25])" office:value-type="boolean" office:boolean-value="true" calcext:value-type="boolean">
            <text:p>TRUE</text:p>
          </table:table-cell>
          <table:table-cell table:formula="of:=AND([.M25]&gt;=[.E25];[.M25]&lt;=[.I2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 Fenderson</text:p>
          </table:table-cell>
          <table:table-cell office:value-type="string" calcext:value-type="string">
            <text:p>TY47777</text:p>
          </table:table-cell>
          <table:table-cell office:value-type="string" calcext:value-type="string">
            <text:p>A</text:p>
          </table:table-cell>
          <table:table-cell office:value-type="float" office:value="1320" calcext:value-type="float">
            <text:p>1320</text:p>
          </table:table-cell>
          <table:table-cell office:value-type="float" office:value="63.4771525020311" calcext:value-type="float">
            <text:p>63.4771525020311</text:p>
          </table:table-cell>
          <table:table-cell office:value-type="float" office:value="67.1709904674321" calcext:value-type="float">
            <text:p>67.1709904674321</text:p>
          </table:table-cell>
          <table:table-cell office:value-type="float" office:value="70.3888675600177" calcext:value-type="float">
            <text:p>70.3888675600177</text:p>
          </table:table-cell>
          <table:table-cell office:value-type="float" office:value="74.5586663982339" calcext:value-type="float">
            <text:p>74.5586663982339</text:p>
          </table:table-cell>
          <table:table-cell office:value-type="float" office:value="78.2525043636349" calcext:value-type="float">
            <text:p>78.252504363634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5.2681344636541" calcext:value-type="float">
            <text:p>65.2681344636541</text:p>
          </table:table-cell>
          <table:table-cell office:value-type="float" office:value="29" calcext:value-type="float">
            <text:p>29</text:p>
          </table:table-cell>
          <table:table-cell table:formula="of:=ROW() - 1" office:value-type="float" office:value="25" calcext:value-type="float">
            <text:p>25</text:p>
          </table:table-cell>
          <table:table-cell table:formula="of:=[.K26] - [.N26]" office:value-type="float" office:value="-4" calcext:value-type="float">
            <text:p>-4</text:p>
          </table:table-cell>
          <table:table-cell table:formula="of:=[.O26]-[.N26]" office:value-type="float" office:value="-4" calcext:value-type="float">
            <text:p>-4</text:p>
          </table:table-cell>
          <table:table-cell table:formula="of:=ABS([.Q26])" office:value-type="float" office:value="4" calcext:value-type="float">
            <text:p>4</text:p>
          </table:table-cell>
          <table:table-cell table:formula="of:=[.M26]-[.G26]" office:value-type="float" office:value="-5.12073309636359" calcext:value-type="float">
            <text:p>-5.12073309636359</text:p>
          </table:table-cell>
          <table:table-cell table:formula="of:=AND([.N26]&lt;=[.J26];[.N26]&gt;=[.L26])" office:value-type="boolean" office:boolean-value="true" calcext:value-type="boolean">
            <text:p>TRUE</text:p>
          </table:table-cell>
          <table:table-cell table:formula="of:=AND([.M26]&gt;=[.F26];[.M26]&lt;=[.H26])" office:value-type="boolean" office:boolean-value="false" calcext:value-type="boolean">
            <text:p>FALSE</text:p>
          </table:table-cell>
          <table:table-cell table:formula="of:=AND([.M26]&gt;=[.E26];[.M26]&lt;=[.I2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os Mester</text:p>
          </table:table-cell>
          <table:table-cell office:value-type="string" calcext:value-type="string">
            <text:p>TY59522</text:p>
          </table:table-cell>
          <table:table-cell office:value-type="string" calcext:value-type="string">
            <text:p>M</text:p>
          </table:table-cell>
          <table:table-cell office:value-type="float" office:value="1335" calcext:value-type="float">
            <text:p>1335</text:p>
          </table:table-cell>
          <table:table-cell office:value-type="float" office:value="62.8752623606226" calcext:value-type="float">
            <text:p>62.8752623606226</text:p>
          </table:table-cell>
          <table:table-cell office:value-type="float" office:value="67.4123085855838" calcext:value-type="float">
            <text:p>67.4123085855838</text:p>
          </table:table-cell>
          <table:table-cell office:value-type="float" office:value="71.5171685691386" calcext:value-type="float">
            <text:p>71.5171685691386</text:p>
          </table:table-cell>
          <table:table-cell office:value-type="float" office:value="76.4864010355061" calcext:value-type="float">
            <text:p>76.4864010355061</text:p>
          </table:table-cell>
          <table:table-cell office:value-type="float" office:value="81.0234472604673" calcext:value-type="float">
            <text:p>81.023447260467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0.2580195166567" calcext:value-type="float">
            <text:p>60.2580195166567</text:p>
          </table:table-cell>
          <table:table-cell office:value-type="float" office:value="38" calcext:value-type="float">
            <text:p>38</text:p>
          </table:table-cell>
          <table:table-cell table:formula="of:=ROW() - 1" office:value-type="float" office:value="26" calcext:value-type="float">
            <text:p>26</text:p>
          </table:table-cell>
          <table:table-cell table:formula="of:=[.K27] - [.N27]" office:value-type="float" office:value="-14" calcext:value-type="float">
            <text:p>-14</text:p>
          </table:table-cell>
          <table:table-cell table:formula="of:=[.O27]-[.N27]" office:value-type="float" office:value="-12" calcext:value-type="float">
            <text:p>-12</text:p>
          </table:table-cell>
          <table:table-cell table:formula="of:=ABS([.Q27])" office:value-type="float" office:value="12" calcext:value-type="float">
            <text:p>12</text:p>
          </table:table-cell>
          <table:table-cell table:formula="of:=[.M27]-[.G27]" office:value-type="float" office:value="-11.2591490524819" calcext:value-type="float">
            <text:p>-11.2591490524819</text:p>
          </table:table-cell>
          <table:table-cell table:formula="of:=AND([.N27]&lt;=[.J27];[.N27]&gt;=[.L27])" office:value-type="boolean" office:boolean-value="false" calcext:value-type="boolean">
            <text:p>FALSE</text:p>
          </table:table-cell>
          <table:table-cell table:formula="of:=AND([.M27]&gt;=[.F27];[.M27]&lt;=[.H27])" office:value-type="boolean" office:boolean-value="false" calcext:value-type="boolean">
            <text:p>FALSE</text:p>
          </table:table-cell>
          <table:table-cell table:formula="of:=AND([.M27]&gt;=[.E27];[.M27]&lt;=[.I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y Caspers</text:p>
          </table:table-cell>
          <table:table-cell office:value-type="string" calcext:value-type="string">
            <text:p>TY44506</text:p>
          </table:table-cell>
          <table:table-cell office:value-type="string" calcext:value-type="string">
            <text:p>M</text:p>
          </table:table-cell>
          <table:table-cell office:value-type="float" office:value="1332" calcext:value-type="float">
            <text:p>1332</text:p>
          </table:table-cell>
          <table:table-cell office:value-type="float" office:value="62.7079586240496" calcext:value-type="float">
            <text:p>62.7079586240496</text:p>
          </table:table-cell>
          <table:table-cell office:value-type="float" office:value="67.0178498741684" calcext:value-type="float">
            <text:p>67.0178498741684</text:p>
          </table:table-cell>
          <table:table-cell office:value-type="float" office:value="71.2239884135207" calcext:value-type="float">
            <text:p>71.2239884135207</text:p>
          </table:table-cell>
          <table:table-cell office:value-type="float" office:value="75.6376323744061" calcext:value-type="float">
            <text:p>75.6376323744061</text:p>
          </table:table-cell>
          <table:table-cell office:value-type="float" office:value="79.9475236245249" calcext:value-type="float">
            <text:p>79.947523624524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8.0718679456925" calcext:value-type="float">
            <text:p>68.0718679456925</text:p>
          </table:table-cell>
          <table:table-cell office:value-type="float" office:value="26" calcext:value-type="float">
            <text:p>26</text:p>
          </table:table-cell>
          <table:table-cell table:formula="of:=ROW() - 1" office:value-type="float" office:value="27" calcext:value-type="float">
            <text:p>27</text:p>
          </table:table-cell>
          <table:table-cell table:formula="of:=[.K28] - [.N28]" office:value-type="float" office:value="-2" calcext:value-type="float">
            <text:p>-2</text:p>
          </table:table-cell>
          <table:table-cell table:formula="of:=[.O28]-[.N28]" office:value-type="float" office:value="1" calcext:value-type="float">
            <text:p>1</text:p>
          </table:table-cell>
          <table:table-cell table:formula="of:=ABS([.Q28])" office:value-type="float" office:value="1" calcext:value-type="float">
            <text:p>1</text:p>
          </table:table-cell>
          <table:table-cell table:formula="of:=[.M28]-[.G28]" office:value-type="float" office:value="-3.1521204678282" calcext:value-type="float">
            <text:p>-3.1521204678282</text:p>
          </table:table-cell>
          <table:table-cell table:formula="of:=AND([.N28]&lt;=[.J28];[.N28]&gt;=[.L28])" office:value-type="boolean" office:boolean-value="true" calcext:value-type="boolean">
            <text:p>TRUE</text:p>
          </table:table-cell>
          <table:table-cell table:formula="of:=AND([.M28]&gt;=[.F28];[.M28]&lt;=[.H28])" office:value-type="boolean" office:boolean-value="true" calcext:value-type="boolean">
            <text:p>TRUE</text:p>
          </table:table-cell>
          <table:table-cell table:formula="of:=AND([.M28]&gt;=[.E28];[.M28]&lt;=[.I2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yled Cobra commander</text:p>
          </table:table-cell>
          <table:table-cell office:value-type="string" calcext:value-type="string">
            <text:p>L5399</text:p>
          </table:table-cell>
          <table:table-cell office:value-type="string" calcext:value-type="string">
            <text:p>GM</text:p>
          </table:table-cell>
          <table:table-cell office:value-type="float" office:value="1317" calcext:value-type="float">
            <text:p>1317</text:p>
          </table:table-cell>
          <table:table-cell office:value-type="float" office:value="62.0784464351078" calcext:value-type="float">
            <text:p>62.0784464351078</text:p>
          </table:table-cell>
          <table:table-cell office:value-type="float" office:value="66.9929632504576" calcext:value-type="float">
            <text:p>66.9929632504576</text:p>
          </table:table-cell>
          <table:table-cell office:value-type="float" office:value="70.7512318500913" calcext:value-type="float">
            <text:p>70.7512318500913</text:p>
          </table:table-cell>
          <table:table-cell office:value-type="float" office:value="76.821996881157" calcext:value-type="float">
            <text:p>76.821996881157</text:p>
          </table:table-cell>
          <table:table-cell office:value-type="float" office:value="81.7365136965068" calcext:value-type="float">
            <text:p>81.736513696506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0.1996038684978" calcext:value-type="float">
            <text:p>60.1996038684978</text:p>
          </table:table-cell>
          <table:table-cell office:value-type="float" office:value="39" calcext:value-type="float">
            <text:p>39</text:p>
          </table:table-cell>
          <table:table-cell table:formula="of:=ROW() - 1" office:value-type="float" office:value="28" calcext:value-type="float">
            <text:p>28</text:p>
          </table:table-cell>
          <table:table-cell table:formula="of:=[.K29] - [.N29]" office:value-type="float" office:value="-14" calcext:value-type="float">
            <text:p>-14</text:p>
          </table:table-cell>
          <table:table-cell table:formula="of:=[.O29]-[.N29]" office:value-type="float" office:value="-11" calcext:value-type="float">
            <text:p>-11</text:p>
          </table:table-cell>
          <table:table-cell table:formula="of:=ABS([.Q29])" office:value-type="float" office:value="11" calcext:value-type="float">
            <text:p>11</text:p>
          </table:table-cell>
          <table:table-cell table:formula="of:=[.M29]-[.G29]" office:value-type="float" office:value="-10.5516279815935" calcext:value-type="float">
            <text:p>-10.5516279815935</text:p>
          </table:table-cell>
          <table:table-cell table:formula="of:=AND([.N29]&lt;=[.J29];[.N29]&gt;=[.L29])" office:value-type="boolean" office:boolean-value="false" calcext:value-type="boolean">
            <text:p>FALSE</text:p>
          </table:table-cell>
          <table:table-cell table:formula="of:=AND([.M29]&gt;=[.F29];[.M29]&lt;=[.H29])" office:value-type="boolean" office:boolean-value="false" calcext:value-type="boolean">
            <text:p>FALSE</text:p>
          </table:table-cell>
          <table:table-cell table:formula="of:=AND([.M29]&gt;=[.E29];[.M29]&lt;=[.I2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on Parrish</text:p>
          </table:table-cell>
          <table:table-cell office:value-type="string" calcext:value-type="string">
            <text:p>A106432</text:p>
          </table:table-cell>
          <table:table-cell office:value-type="string" calcext:value-type="string">
            <text:p>A</text:p>
          </table:table-cell>
          <table:table-cell office:value-type="float" office:value="1313" calcext:value-type="float">
            <text:p>1313</text:p>
          </table:table-cell>
          <table:table-cell office:value-type="float" office:value="60.6795450500309" calcext:value-type="float">
            <text:p>60.6795450500309</text:p>
          </table:table-cell>
          <table:table-cell office:value-type="float" office:value="65.4375326433362" calcext:value-type="float">
            <text:p>65.4375326433362</text:p>
          </table:table-cell>
          <table:table-cell office:value-type="float" office:value="70.5280747171491" calcext:value-type="float">
            <text:p>70.5280747171491</text:p>
          </table:table-cell>
          <table:table-cell office:value-type="float" office:value="74.9535078299468" calcext:value-type="float">
            <text:p>74.9535078299468</text:p>
          </table:table-cell>
          <table:table-cell office:value-type="float" office:value="79.7114954232521" calcext:value-type="float">
            <text:p>79.71149542325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6.0815546385126" calcext:value-type="float">
            <text:p>66.0815546385126</text:p>
          </table:table-cell>
          <table:table-cell office:value-type="float" office:value="28" calcext:value-type="float">
            <text:p>28</text:p>
          </table:table-cell>
          <table:table-cell table:formula="of:=ROW() - 1" office:value-type="float" office:value="29" calcext:value-type="float">
            <text:p>29</text:p>
          </table:table-cell>
          <table:table-cell table:formula="of:=[.K30] - [.N30]" office:value-type="float" office:value="-3" calcext:value-type="float">
            <text:p>-3</text:p>
          </table:table-cell>
          <table:table-cell table:formula="of:=[.O30]-[.N30]" office:value-type="float" office:value="1" calcext:value-type="float">
            <text:p>1</text:p>
          </table:table-cell>
          <table:table-cell table:formula="of:=ABS([.Q30])" office:value-type="float" office:value="1" calcext:value-type="float">
            <text:p>1</text:p>
          </table:table-cell>
          <table:table-cell table:formula="of:=[.M30]-[.G30]" office:value-type="float" office:value="-4.4465200786365" calcext:value-type="float">
            <text:p>-4.4465200786365</text:p>
          </table:table-cell>
          <table:table-cell table:formula="of:=AND([.N30]&lt;=[.J30];[.N30]&gt;=[.L30])" office:value-type="boolean" office:boolean-value="true" calcext:value-type="boolean">
            <text:p>TRUE</text:p>
          </table:table-cell>
          <table:table-cell table:formula="of:=AND([.M30]&gt;=[.F30];[.M30]&lt;=[.H30])" office:value-type="boolean" office:boolean-value="true" calcext:value-type="boolean">
            <text:p>TRUE</text:p>
          </table:table-cell>
          <table:table-cell table:formula="of:=AND([.M30]&gt;=[.E30];[.M30]&lt;=[.I3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m Garrett</text:p>
          </table:table-cell>
          <table:table-cell office:value-type="string" calcext:value-type="string">
            <text:p>L4562</text:p>
          </table:table-cell>
          <table:table-cell office:value-type="string" calcext:value-type="string">
            <text:p>M</text:p>
          </table:table-cell>
          <table:table-cell office:value-type="float" office:value="1294" calcext:value-type="float">
            <text:p>1294</text:p>
          </table:table-cell>
          <table:table-cell office:value-type="float" office:value="59.1641127221286" calcext:value-type="float">
            <text:p>59.1641127221286</text:p>
          </table:table-cell>
          <table:table-cell office:value-type="float" office:value="63.7917703881509" calcext:value-type="float">
            <text:p>63.7917703881509</text:p>
          </table:table-cell>
          <table:table-cell office:value-type="float" office:value="69.2335357995554" calcext:value-type="float">
            <text:p>69.2335357995554</text:p>
          </table:table-cell>
          <table:table-cell office:value-type="float" office:value="73.0470857201955" calcext:value-type="float">
            <text:p>73.0470857201955</text:p>
          </table:table-cell>
          <table:table-cell office:value-type="float" office:value="77.6747433862178" calcext:value-type="float">
            <text:p>77.674743386217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5.0874085293401" calcext:value-type="float">
            <text:p>65.0874085293401</text:p>
          </table:table-cell>
          <table:table-cell office:value-type="float" office:value="30" calcext:value-type="float">
            <text:p>30</text:p>
          </table:table-cell>
          <table:table-cell table:formula="of:=ROW() - 1" office:value-type="float" office:value="30" calcext:value-type="float">
            <text:p>30</text:p>
          </table:table-cell>
          <table:table-cell table:formula="of:=[.K31] - [.N31]" office:value-type="float" office:value="-4" calcext:value-type="float">
            <text:p>-4</text:p>
          </table:table-cell>
          <table:table-cell table:formula="of:=[.O31]-[.N31]" office:value-type="float" office:value="0" calcext:value-type="float">
            <text:p>0</text:p>
          </table:table-cell>
          <table:table-cell table:formula="of:=ABS([.Q31])" office:value-type="float" office:value="0" calcext:value-type="float">
            <text:p>0</text:p>
          </table:table-cell>
          <table:table-cell table:formula="of:=[.M31]-[.G31]" office:value-type="float" office:value="-4.1461272702153" calcext:value-type="float">
            <text:p>-4.1461272702153</text:p>
          </table:table-cell>
          <table:table-cell table:formula="of:=AND([.N31]&lt;=[.J31];[.N31]&gt;=[.L31])" office:value-type="boolean" office:boolean-value="true" calcext:value-type="boolean">
            <text:p>TRUE</text:p>
          </table:table-cell>
          <table:table-cell table:formula="of:=AND([.M31]&gt;=[.F31];[.M31]&lt;=[.H31])" office:value-type="boolean" office:boolean-value="true" calcext:value-type="boolean">
            <text:p>TRUE</text:p>
          </table:table-cell>
          <table:table-cell table:formula="of:=AND([.M31]&gt;=[.E31];[.M31]&lt;=[.I3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 Nordstrom</text:p>
          </table:table-cell>
          <table:table-cell office:value-type="string" calcext:value-type="string">
            <text:p>L5592</text:p>
          </table:table-cell>
          <table:table-cell office:value-type="string" calcext:value-type="string">
            <text:p>A</text:p>
          </table:table-cell>
          <table:table-cell office:value-type="float" office:value="1263" calcext:value-type="float">
            <text:p>1263</text:p>
          </table:table-cell>
          <table:table-cell office:value-type="float" office:value="58.5498819320782" calcext:value-type="float">
            <text:p>58.5498819320782</text:p>
          </table:table-cell>
          <table:table-cell office:value-type="float" office:value="63.0910254102375" calcext:value-type="float">
            <text:p>63.0910254102375</text:p>
          </table:table-cell>
          <table:table-cell office:value-type="float" office:value="67.6374773674709" calcext:value-type="float">
            <text:p>67.6374773674709</text:p>
          </table:table-cell>
          <table:table-cell office:value-type="float" office:value="72.1733123665563" calcext:value-type="float">
            <text:p>72.1733123665563</text:p>
          </table:table-cell>
          <table:table-cell office:value-type="float" office:value="76.7144558447157" calcext:value-type="float">
            <text:p>76.714455844715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4.4638226170237" calcext:value-type="float">
            <text:p>64.4638226170237</text:p>
          </table:table-cell>
          <table:table-cell office:value-type="float" office:value="32" calcext:value-type="float">
            <text:p>32</text:p>
          </table:table-cell>
          <table:table-cell table:formula="of:=ROW() - 1" office:value-type="float" office:value="31" calcext:value-type="float">
            <text:p>31</text:p>
          </table:table-cell>
          <table:table-cell table:formula="of:=[.K32] - [.N32]" office:value-type="float" office:value="-2" calcext:value-type="float">
            <text:p>-2</text:p>
          </table:table-cell>
          <table:table-cell table:formula="of:=[.O32]-[.N32]" office:value-type="float" office:value="-1" calcext:value-type="float">
            <text:p>-1</text:p>
          </table:table-cell>
          <table:table-cell table:formula="of:=ABS([.Q32])" office:value-type="float" office:value="1" calcext:value-type="float">
            <text:p>1</text:p>
          </table:table-cell>
          <table:table-cell table:formula="of:=[.M32]-[.G32]" office:value-type="float" office:value="-3.1736547504472" calcext:value-type="float">
            <text:p>-3.1736547504472</text:p>
          </table:table-cell>
          <table:table-cell table:formula="of:=AND([.N32]&lt;=[.J32];[.N32]&gt;=[.L32])" office:value-type="boolean" office:boolean-value="true" calcext:value-type="boolean">
            <text:p>TRUE</text:p>
          </table:table-cell>
          <table:table-cell table:formula="of:=AND([.M32]&gt;=[.F32];[.M32]&lt;=[.H32])" office:value-type="boolean" office:boolean-value="true" calcext:value-type="boolean">
            <text:p>TRUE</text:p>
          </table:table-cell>
          <table:table-cell table:formula="of:=AND([.M32]&gt;=[.E32];[.M32]&lt;=[.I3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ee Lane</text:p>
          </table:table-cell>
          <table:table-cell office:value-type="string" calcext:value-type="string">
            <text:p>L5971</text:p>
          </table:table-cell>
          <table:table-cell office:value-type="string" calcext:value-type="string">
            <text:p>B</text:p>
          </table:table-cell>
          <table:table-cell office:value-type="float" office:value="1224" calcext:value-type="float">
            <text:p>1224</text:p>
          </table:table-cell>
          <table:table-cell office:value-type="float" office:value="56.0680683763409" calcext:value-type="float">
            <text:p>56.0680683763409</text:p>
          </table:table-cell>
          <table:table-cell office:value-type="float" office:value="60.6842950354306" calcext:value-type="float">
            <text:p>60.6842950354306</text:p>
          </table:table-cell>
          <table:table-cell office:value-type="float" office:value="65.3494814401874" calcext:value-type="float">
            <text:p>65.3494814401874</text:p>
          </table:table-cell>
          <table:table-cell office:value-type="float" office:value="69.9167483536099" calcext:value-type="float">
            <text:p>69.9167483536099</text:p>
          </table:table-cell>
          <table:table-cell office:value-type="float" office:value="74.5329750126996" calcext:value-type="float">
            <text:p>74.532975012699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8.4104880677122" calcext:value-type="float">
            <text:p>58.4104880677122</text:p>
          </table:table-cell>
          <table:table-cell office:value-type="float" office:value="40" calcext:value-type="float">
            <text:p>40</text:p>
          </table:table-cell>
          <table:table-cell table:formula="of:=ROW() - 1" office:value-type="float" office:value="32" calcext:value-type="float">
            <text:p>32</text:p>
          </table:table-cell>
          <table:table-cell table:formula="of:=[.K33] - [.N33]" office:value-type="float" office:value="-8" calcext:value-type="float">
            <text:p>-8</text:p>
          </table:table-cell>
          <table:table-cell table:formula="of:=[.O33]-[.N33]" office:value-type="float" office:value="-8" calcext:value-type="float">
            <text:p>-8</text:p>
          </table:table-cell>
          <table:table-cell table:formula="of:=ABS([.Q33])" office:value-type="float" office:value="8" calcext:value-type="float">
            <text:p>8</text:p>
          </table:table-cell>
          <table:table-cell table:formula="of:=[.M33]-[.G33]" office:value-type="float" office:value="-6.9389933724752" calcext:value-type="float">
            <text:p>-6.9389933724752</text:p>
          </table:table-cell>
          <table:table-cell table:formula="of:=AND([.N33]&lt;=[.J33];[.N33]&gt;=[.L33])" office:value-type="boolean" office:boolean-value="false" calcext:value-type="boolean">
            <text:p>FALSE</text:p>
          </table:table-cell>
          <table:table-cell table:formula="of:=AND([.M33]&gt;=[.F33];[.M33]&lt;=[.H33])" office:value-type="boolean" office:boolean-value="false" calcext:value-type="boolean">
            <text:p>FALSE</text:p>
          </table:table-cell>
          <table:table-cell table:formula="of:=AND([.M33]&gt;=[.E33];[.M33]&lt;=[.I3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 Lem</text:p>
          </table:table-cell>
          <table:table-cell office:value-type="string" calcext:value-type="string">
            <text:p>FY34763</text:p>
          </table:table-cell>
          <table:table-cell office:value-type="string" calcext:value-type="string">
            <text:p>A</text:p>
          </table:table-cell>
          <table:table-cell office:value-type="float" office:value="1205" calcext:value-type="float">
            <text:p>1205</text:p>
          </table:table-cell>
          <table:table-cell office:value-type="float" office:value="55.9448835025143" calcext:value-type="float">
            <text:p>55.9448835025143</text:p>
          </table:table-cell>
          <table:table-cell office:value-type="float" office:value="60.4519731439314" calcext:value-type="float">
            <text:p>60.4519731439314</text:p>
          </table:table-cell>
          <table:table-cell office:value-type="float" office:value="64.3016436975776" calcext:value-type="float">
            <text:p>64.3016436975776</text:p>
          </table:table-cell>
          <table:table-cell office:value-type="float" office:value="69.4661524267656" calcext:value-type="float">
            <text:p>69.4661524267656</text:p>
          </table:table-cell>
          <table:table-cell office:value-type="float" office:value="73.9732420681828" calcext:value-type="float">
            <text:p>73.97324206818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1.6160458365806" calcext:value-type="float">
            <text:p>61.6160458365806</text:p>
          </table:table-cell>
          <table:table-cell office:value-type="float" office:value="36" calcext:value-type="float">
            <text:p>36</text:p>
          </table:table-cell>
          <table:table-cell table:formula="of:=ROW() - 1" office:value-type="float" office:value="33" calcext:value-type="float">
            <text:p>33</text:p>
          </table:table-cell>
          <table:table-cell table:formula="of:=[.K34] - [.N34]" office:value-type="float" office:value="-4" calcext:value-type="float">
            <text:p>-4</text:p>
          </table:table-cell>
          <table:table-cell table:formula="of:=[.O34]-[.N34]" office:value-type="float" office:value="-3" calcext:value-type="float">
            <text:p>-3</text:p>
          </table:table-cell>
          <table:table-cell table:formula="of:=ABS([.Q34])" office:value-type="float" office:value="3" calcext:value-type="float">
            <text:p>3</text:p>
          </table:table-cell>
          <table:table-cell table:formula="of:=[.M34]-[.G34]" office:value-type="float" office:value="-2.68559786099701" calcext:value-type="float">
            <text:p>-2.68559786099701</text:p>
          </table:table-cell>
          <table:table-cell table:formula="of:=AND([.N34]&lt;=[.J34];[.N34]&gt;=[.L34])" office:value-type="boolean" office:boolean-value="true" calcext:value-type="boolean">
            <text:p>TRUE</text:p>
          </table:table-cell>
          <table:table-cell table:formula="of:=AND([.M34]&gt;=[.F34];[.M34]&lt;=[.H34])" office:value-type="boolean" office:boolean-value="true" calcext:value-type="boolean">
            <text:p>TRUE</text:p>
          </table:table-cell>
          <table:table-cell table:formula="of:=AND([.M34]&gt;=[.E34];[.M34]&lt;=[.I3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n Wheeler</text:p>
          </table:table-cell>
          <table:table-cell office:value-type="string" calcext:value-type="string">
            <text:p>A140676</text:p>
          </table:table-cell>
          <table:table-cell office:value-type="string" calcext:value-type="string">
            <text:p>B</text:p>
          </table:table-cell>
          <table:table-cell office:value-type="float" office:value="1177" calcext:value-type="float">
            <text:p>1177</text:p>
          </table:table-cell>
          <table:table-cell office:value-type="float" office:value="54.7680417898913" calcext:value-type="float">
            <text:p>54.7680417898913</text:p>
          </table:table-cell>
          <table:table-cell office:value-type="float" office:value="60.1590941377919" calcext:value-type="float">
            <text:p>60.1590941377919</text:p>
          </table:table-cell>
          <table:table-cell office:value-type="float" office:value="63.1241729291373" calcext:value-type="float">
            <text:p>63.1241729291373</text:p>
          </table:table-cell>
          <table:table-cell office:value-type="float" office:value="70.9411988335931" calcext:value-type="float">
            <text:p>70.9411988335931</text:p>
          </table:table-cell>
          <table:table-cell office:value-type="float" office:value="76.3322511814937" calcext:value-type="float">
            <text:p>76.332251181493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4.3003366294699" calcext:value-type="float">
            <text:p>64.3003366294699</text:p>
          </table:table-cell>
          <table:table-cell office:value-type="float" office:value="33" calcext:value-type="float">
            <text:p>33</text:p>
          </table:table-cell>
          <table:table-cell table:formula="of:=ROW() - 1" office:value-type="float" office:value="34" calcext:value-type="float">
            <text:p>34</text:p>
          </table:table-cell>
          <table:table-cell table:formula="of:=[.K35] - [.N35]" office:value-type="float" office:value="-1" calcext:value-type="float">
            <text:p>-1</text:p>
          </table:table-cell>
          <table:table-cell table:formula="of:=[.O35]-[.N35]" office:value-type="float" office:value="1" calcext:value-type="float">
            <text:p>1</text:p>
          </table:table-cell>
          <table:table-cell table:formula="of:=ABS([.Q35])" office:value-type="float" office:value="1" calcext:value-type="float">
            <text:p>1</text:p>
          </table:table-cell>
          <table:table-cell table:formula="of:=[.M35]-[.G35]" office:value-type="float" office:value="1.17616370033259" calcext:value-type="float">
            <text:p>1.17616370033259</text:p>
          </table:table-cell>
          <table:table-cell table:formula="of:=AND([.N35]&lt;=[.J35];[.N35]&gt;=[.L35])" office:value-type="boolean" office:boolean-value="true" calcext:value-type="boolean">
            <text:p>TRUE</text:p>
          </table:table-cell>
          <table:table-cell table:formula="of:=AND([.M35]&gt;=[.F35];[.M35]&lt;=[.H35])" office:value-type="boolean" office:boolean-value="true" calcext:value-type="boolean">
            <text:p>TRUE</text:p>
          </table:table-cell>
          <table:table-cell table:formula="of:=AND([.M35]&gt;=[.E35];[.M35]&lt;=[.I3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 Kopras</text:p>
          </table:table-cell>
          <table:table-cell office:value-type="string" calcext:value-type="string">
            <text:p>TY68467</text:p>
          </table:table-cell>
          <table:table-cell office:value-type="string" calcext:value-type="string">
            <text:p>A</text:p>
          </table:table-cell>
          <table:table-cell office:value-type="float" office:value="1207" calcext:value-type="float">
            <text:p>1207</text:p>
          </table:table-cell>
          <table:table-cell office:value-type="float" office:value="54.758451918948" calcext:value-type="float">
            <text:p>54.758451918948</text:p>
          </table:table-cell>
          <table:table-cell office:value-type="float" office:value="59.3143088595977" calcext:value-type="float">
            <text:p>59.3143088595977</text:p>
          </table:table-cell>
          <table:table-cell office:value-type="float" office:value="64.4190251170054" calcext:value-type="float">
            <text:p>64.4190251170054</text:p>
          </table:table-cell>
          <table:table-cell office:value-type="float" office:value="68.4260227408969" calcext:value-type="float">
            <text:p>68.4260227408969</text:p>
          </table:table-cell>
          <table:table-cell office:value-type="float" office:value="72.9818796815466" calcext:value-type="float">
            <text:p>72.981879681546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6.3387472242893" calcext:value-type="float">
            <text:p>66.3387472242893</text:p>
          </table:table-cell>
          <table:table-cell office:value-type="float" office:value="27" calcext:value-type="float">
            <text:p>27</text:p>
          </table:table-cell>
          <table:table-cell table:formula="of:=ROW() - 1" office:value-type="float" office:value="35" calcext:value-type="float">
            <text:p>35</text:p>
          </table:table-cell>
          <table:table-cell table:formula="of:=[.K36] - [.N36]" office:value-type="float" office:value="5" calcext:value-type="float">
            <text:p>5</text:p>
          </table:table-cell>
          <table:table-cell table:formula="of:=[.O36]-[.N36]" office:value-type="float" office:value="8" calcext:value-type="float">
            <text:p>8</text:p>
          </table:table-cell>
          <table:table-cell table:formula="of:=ABS([.Q36])" office:value-type="float" office:value="8" calcext:value-type="float">
            <text:p>8</text:p>
          </table:table-cell>
          <table:table-cell table:formula="of:=[.M36]-[.G36]" office:value-type="float" office:value="1.9197221072839" calcext:value-type="float">
            <text:p>1.9197221072839</text:p>
          </table:table-cell>
          <table:table-cell table:formula="of:=AND([.N36]&lt;=[.J36];[.N36]&gt;=[.L36])" office:value-type="boolean" office:boolean-value="false" calcext:value-type="boolean">
            <text:p>FALSE</text:p>
          </table:table-cell>
          <table:table-cell table:formula="of:=AND([.M36]&gt;=[.F36];[.M36]&lt;=[.H36])" office:value-type="boolean" office:boolean-value="true" calcext:value-type="boolean">
            <text:p>TRUE</text:p>
          </table:table-cell>
          <table:table-cell table:formula="of:=AND([.M36]&gt;=[.E36];[.M36]&lt;=[.I3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ei Han</text:p>
          </table:table-cell>
          <table:table-cell office:value-type="string" calcext:value-type="string">
            <text:p>L5657</text:p>
          </table:table-cell>
          <table:table-cell office:value-type="string" calcext:value-type="string">
            <text:p>C</text:p>
          </table:table-cell>
          <table:table-cell office:value-type="float" office:value="1139" calcext:value-type="float">
            <text:p>1139</text:p>
          </table:table-cell>
          <table:table-cell office:value-type="float" office:value="53.0814056615161" calcext:value-type="float">
            <text:p>53.0814056615161</text:p>
          </table:table-cell>
          <table:table-cell office:value-type="float" office:value="57.9263785077026" calcext:value-type="float">
            <text:p>57.9263785077026</text:p>
          </table:table-cell>
          <table:table-cell office:value-type="float" office:value="60.8569432666736" calcext:value-type="float">
            <text:p>60.8569432666736</text:p>
          </table:table-cell>
          <table:table-cell office:value-type="float" office:value="67.6163242000757" calcext:value-type="float">
            <text:p>67.6163242000757</text:p>
          </table:table-cell>
          <table:table-cell office:value-type="float" office:value="72.4612970462622" calcext:value-type="float">
            <text:p>72.461297046262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2.9362723003248" calcext:value-type="float">
            <text:p>62.9362723003248</text:p>
          </table:table-cell>
          <table:table-cell office:value-type="float" office:value="34" calcext:value-type="float">
            <text:p>34</text:p>
          </table:table-cell>
          <table:table-cell table:formula="of:=ROW() - 1" office:value-type="float" office:value="36" calcext:value-type="float">
            <text:p>36</text:p>
          </table:table-cell>
          <table:table-cell table:formula="of:=[.K37] - [.N37]" office:value-type="float" office:value="2" calcext:value-type="float">
            <text:p>2</text:p>
          </table:table-cell>
          <table:table-cell table:formula="of:=[.O37]-[.N37]" office:value-type="float" office:value="2" calcext:value-type="float">
            <text:p>2</text:p>
          </table:table-cell>
          <table:table-cell table:formula="of:=ABS([.Q37])" office:value-type="float" office:value="2" calcext:value-type="float">
            <text:p>2</text:p>
          </table:table-cell>
          <table:table-cell table:formula="of:=[.M37]-[.G37]" office:value-type="float" office:value="2.0793290336512" calcext:value-type="float">
            <text:p>2.0793290336512</text:p>
          </table:table-cell>
          <table:table-cell table:formula="of:=AND([.N37]&lt;=[.J37];[.N37]&gt;=[.L37])" office:value-type="boolean" office:boolean-value="true" calcext:value-type="boolean">
            <text:p>TRUE</text:p>
          </table:table-cell>
          <table:table-cell table:formula="of:=AND([.M37]&gt;=[.F37];[.M37]&lt;=[.H37])" office:value-type="boolean" office:boolean-value="true" calcext:value-type="boolean">
            <text:p>TRUE</text:p>
          </table:table-cell>
          <table:table-cell table:formula="of:=AND([.M37]&gt;=[.E37];[.M37]&lt;=[.I37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ge Cury</text:p>
          </table:table-cell>
          <table:table-cell office:value-type="string" calcext:value-type="string">
            <text:p>F152192</text:p>
          </table:table-cell>
          <table:table-cell office:value-type="string" calcext:value-type="string">
            <text:p>B</text:p>
          </table:table-cell>
          <table:table-cell office:value-type="float" office:value="1126" calcext:value-type="float">
            <text:p>1126</text:p>
          </table:table-cell>
          <table:table-cell office:value-type="float" office:value="52.0335299224798" calcext:value-type="float">
            <text:p>52.0335299224798</text:p>
          </table:table-cell>
          <table:table-cell office:value-type="float" office:value="56.3904634721521" calcext:value-type="float">
            <text:p>56.3904634721521</text:p>
          </table:table-cell>
          <table:table-cell office:value-type="float" office:value="59.8482729279823" calcext:value-type="float">
            <text:p>59.8482729279823</text:p>
          </table:table-cell>
          <table:table-cell office:value-type="float" office:value="65.1043305714968" calcext:value-type="float">
            <text:p>65.1043305714968</text:p>
          </table:table-cell>
          <table:table-cell office:value-type="float" office:value="69.4612641211692" calcext:value-type="float">
            <text:p>69.461264121169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71.5340413908981" calcext:value-type="float">
            <text:p>71.5340413908981</text:p>
          </table:table-cell>
          <table:table-cell office:value-type="float" office:value="22" calcext:value-type="float">
            <text:p>22</text:p>
          </table:table-cell>
          <table:table-cell table:formula="of:=ROW() - 1" office:value-type="float" office:value="37" calcext:value-type="float">
            <text:p>37</text:p>
          </table:table-cell>
          <table:table-cell table:formula="of:=[.K38] - [.N38]" office:value-type="float" office:value="15" calcext:value-type="float">
            <text:p>15</text:p>
          </table:table-cell>
          <table:table-cell table:formula="of:=[.O38]-[.N38]" office:value-type="float" office:value="15" calcext:value-type="float">
            <text:p>15</text:p>
          </table:table-cell>
          <table:table-cell table:formula="of:=ABS([.Q38])" office:value-type="float" office:value="15" calcext:value-type="float">
            <text:p>15</text:p>
          </table:table-cell>
          <table:table-cell table:formula="of:=[.M38]-[.G38]" office:value-type="float" office:value="11.6857684629158" calcext:value-type="float">
            <text:p>11.6857684629158</text:p>
          </table:table-cell>
          <table:table-cell table:formula="of:=AND([.N38]&lt;=[.J38];[.N38]&gt;=[.L38])" office:value-type="boolean" office:boolean-value="false" calcext:value-type="boolean">
            <text:p>FALSE</text:p>
          </table:table-cell>
          <table:table-cell table:formula="of:=AND([.M38]&gt;=[.F38];[.M38]&lt;=[.H38])" office:value-type="boolean" office:boolean-value="false" calcext:value-type="boolean">
            <text:p>FALSE</text:p>
          </table:table-cell>
          <table:table-cell table:formula="of:=AND([.M38]&gt;=[.E38];[.M38]&lt;=[.I3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Koppi</text:p>
          </table:table-cell>
          <table:table-cell office:value-type="string" calcext:value-type="string">
            <text:p>L2680</text:p>
          </table:table-cell>
          <table:table-cell office:value-type="string" calcext:value-type="string">
            <text:p>M</text:p>
          </table:table-cell>
          <table:table-cell office:value-type="float" office:value="1185" calcext:value-type="float">
            <text:p>1185</text:p>
          </table:table-cell>
          <table:table-cell office:value-type="float" office:value="52.0170885869153" calcext:value-type="float">
            <text:p>52.0170885869153</text:p>
          </table:table-cell>
          <table:table-cell office:value-type="float" office:value="57.5143945092418" calcext:value-type="float">
            <text:p>57.5143945092418</text:p>
          </table:table-cell>
          <table:table-cell office:value-type="float" office:value="63.6290129244761" calcext:value-type="float">
            <text:p>63.6290129244761</text:p>
          </table:table-cell>
          <table:table-cell office:value-type="float" office:value="68.5090063538948" calcext:value-type="float">
            <text:p>68.5090063538948</text:p>
          </table:table-cell>
          <table:table-cell office:value-type="float" office:value="74.0063122762213" calcext:value-type="float">
            <text:p>74.006312276221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6.0066212625121" calcext:value-type="float">
            <text:p>56.0066212625121</text:p>
          </table:table-cell>
          <table:table-cell office:value-type="float" office:value="44" calcext:value-type="float">
            <text:p>44</text:p>
          </table:table-cell>
          <table:table-cell table:formula="of:=ROW() - 1" office:value-type="float" office:value="38" calcext:value-type="float">
            <text:p>38</text:p>
          </table:table-cell>
          <table:table-cell table:formula="of:=[.K39] - [.N39]" office:value-type="float" office:value="-12" calcext:value-type="float">
            <text:p>-12</text:p>
          </table:table-cell>
          <table:table-cell table:formula="of:=[.O39]-[.N39]" office:value-type="float" office:value="-6" calcext:value-type="float">
            <text:p>-6</text:p>
          </table:table-cell>
          <table:table-cell table:formula="of:=ABS([.Q39])" office:value-type="float" office:value="6" calcext:value-type="float">
            <text:p>6</text:p>
          </table:table-cell>
          <table:table-cell table:formula="of:=[.M39]-[.G39]" office:value-type="float" office:value="-7.622391661964" calcext:value-type="float">
            <text:p>-7.622391661964</text:p>
          </table:table-cell>
          <table:table-cell table:formula="of:=AND([.N39]&lt;=[.J39];[.N39]&gt;=[.L39])" office:value-type="boolean" office:boolean-value="false" calcext:value-type="boolean">
            <text:p>FALSE</text:p>
          </table:table-cell>
          <table:table-cell table:formula="of:=AND([.M39]&gt;=[.F39];[.M39]&lt;=[.H39])" office:value-type="boolean" office:boolean-value="false" calcext:value-type="boolean">
            <text:p>FALSE</text:p>
          </table:table-cell>
          <table:table-cell table:formula="of:=AND([.M39]&gt;=[.E39];[.M39]&lt;=[.I3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on Finney</text:p>
          </table:table-cell>
          <table:table-cell office:value-type="string" calcext:value-type="string">
            <text:p>L5367</text:p>
          </table:table-cell>
          <table:table-cell office:value-type="string" calcext:value-type="string">
            <text:p>B</text:p>
          </table:table-cell>
          <table:table-cell office:value-type="float" office:value="1106" calcext:value-type="float">
            <text:p>1106</text:p>
          </table:table-cell>
          <table:table-cell office:value-type="float" office:value="50.5840506402333" calcext:value-type="float">
            <text:p>50.5840506402333</text:p>
          </table:table-cell>
          <table:table-cell office:value-type="float" office:value="55.030238477911" calcext:value-type="float">
            <text:p>55.030238477911</text:p>
          </table:table-cell>
          <table:table-cell office:value-type="float" office:value="59.031739578888" calcext:value-type="float">
            <text:p>59.031739578888</text:p>
          </table:table-cell>
          <table:table-cell office:value-type="float" office:value="63.9226141532665" calcext:value-type="float">
            <text:p>63.9226141532665</text:p>
          </table:table-cell>
          <table:table-cell office:value-type="float" office:value="68.3688019909442" calcext:value-type="float">
            <text:p>68.368801990944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8.087903500714" calcext:value-type="float">
            <text:p>68.087903500714</text:p>
          </table:table-cell>
          <table:table-cell office:value-type="float" office:value="25" calcext:value-type="float">
            <text:p>25</text:p>
          </table:table-cell>
          <table:table-cell table:formula="of:=ROW() - 1" office:value-type="float" office:value="39" calcext:value-type="float">
            <text:p>39</text:p>
          </table:table-cell>
          <table:table-cell table:formula="of:=[.K40] - [.N40]" office:value-type="float" office:value="13" calcext:value-type="float">
            <text:p>13</text:p>
          </table:table-cell>
          <table:table-cell table:formula="of:=[.O40]-[.N40]" office:value-type="float" office:value="14" calcext:value-type="float">
            <text:p>14</text:p>
          </table:table-cell>
          <table:table-cell table:formula="of:=ABS([.Q40])" office:value-type="float" office:value="14" calcext:value-type="float">
            <text:p>14</text:p>
          </table:table-cell>
          <table:table-cell table:formula="of:=[.M40]-[.G40]" office:value-type="float" office:value="9.05616392182601" calcext:value-type="float">
            <text:p>9.05616392182601</text:p>
          </table:table-cell>
          <table:table-cell table:formula="of:=AND([.N40]&lt;=[.J40];[.N40]&gt;=[.L40])" office:value-type="boolean" office:boolean-value="false" calcext:value-type="boolean">
            <text:p>FALSE</text:p>
          </table:table-cell>
          <table:table-cell table:formula="of:=AND([.M40]&gt;=[.F40];[.M40]&lt;=[.H40])" office:value-type="boolean" office:boolean-value="false" calcext:value-type="boolean">
            <text:p>FALSE</text:p>
          </table:table-cell>
          <table:table-cell table:formula="of:=AND([.M40]&gt;=[.E40];[.M40]&lt;=[.I4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Salazar</text:p>
          </table:table-cell>
          <table:table-cell office:value-type="string" calcext:value-type="string">
            <text:p>FY82690</text:p>
          </table:table-cell>
          <table:table-cell office:value-type="string" calcext:value-type="string">
            <text:p>A</text:p>
          </table:table-cell>
          <table:table-cell office:value-type="float" office:value="1092" calcext:value-type="float">
            <text:p>1092</text:p>
          </table:table-cell>
          <table:table-cell office:value-type="float" office:value="49.9972536941308" calcext:value-type="float">
            <text:p>49.9972536941308</text:p>
          </table:table-cell>
          <table:table-cell office:value-type="float" office:value="54.463100018005" calcext:value-type="float">
            <text:p>54.463100018005</text:p>
          </table:table-cell>
          <table:table-cell office:value-type="float" office:value="58.1893161620776" calcext:value-type="float">
            <text:p>58.1893161620776</text:p>
          </table:table-cell>
          <table:table-cell office:value-type="float" office:value="63.3947926657533" calcext:value-type="float">
            <text:p>63.3947926657533</text:p>
          </table:table-cell>
          <table:table-cell office:value-type="float" office:value="67.8606389896275" calcext:value-type="float">
            <text:p>67.860638989627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3.1532109483205" calcext:value-type="float">
            <text:p>53.1532109483205</text:p>
          </table:table-cell>
          <table:table-cell office:value-type="float" office:value="47" calcext:value-type="float">
            <text:p>47</text:p>
          </table:table-cell>
          <table:table-cell table:formula="of:=ROW() - 1" office:value-type="float" office:value="40" calcext:value-type="float">
            <text:p>40</text:p>
          </table:table-cell>
          <table:table-cell table:formula="of:=[.K41] - [.N41]" office:value-type="float" office:value="-9" calcext:value-type="float">
            <text:p>-9</text:p>
          </table:table-cell>
          <table:table-cell table:formula="of:=[.O41]-[.N41]" office:value-type="float" office:value="-7" calcext:value-type="float">
            <text:p>-7</text:p>
          </table:table-cell>
          <table:table-cell table:formula="of:=ABS([.Q41])" office:value-type="float" office:value="7" calcext:value-type="float">
            <text:p>7</text:p>
          </table:table-cell>
          <table:table-cell table:formula="of:=[.M41]-[.G41]" office:value-type="float" office:value="-5.0361052137571" calcext:value-type="float">
            <text:p>-5.0361052137571</text:p>
          </table:table-cell>
          <table:table-cell table:formula="of:=AND([.N41]&lt;=[.J41];[.N41]&gt;=[.L41])" office:value-type="boolean" office:boolean-value="false" calcext:value-type="boolean">
            <text:p>FALSE</text:p>
          </table:table-cell>
          <table:table-cell table:formula="of:=AND([.M41]&gt;=[.F41];[.M41]&lt;=[.H41])" office:value-type="boolean" office:boolean-value="false" calcext:value-type="boolean">
            <text:p>FALSE</text:p>
          </table:table-cell>
          <table:table-cell table:formula="of:=AND([.M41]&gt;=[.E41];[.M41]&lt;=[.I4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e Mahoney</text:p>
          </table:table-cell>
          <table:table-cell office:value-type="string" calcext:value-type="string">
            <text:p>FL5820</text:p>
          </table:table-cell>
          <table:table-cell office:value-type="string" calcext:value-type="string">
            <text:p>C</text:p>
          </table:table-cell>
          <table:table-cell office:value-type="float" office:value="1062" calcext:value-type="float">
            <text:p>1062</text:p>
          </table:table-cell>
          <table:table-cell office:value-type="float" office:value="49.1036435766668" calcext:value-type="float">
            <text:p>49.1036435766668</text:p>
          </table:table-cell>
          <table:table-cell office:value-type="float" office:value="53.4849359859564" calcext:value-type="float">
            <text:p>53.4849359859564</text:p>
          </table:table-cell>
          <table:table-cell office:value-type="float" office:value="56.6174637297577" calcext:value-type="float">
            <text:p>56.6174637297577</text:p>
          </table:table-cell>
          <table:table-cell office:value-type="float" office:value="62.2475208045358" calcext:value-type="float">
            <text:p>62.2475208045358</text:p>
          </table:table-cell>
          <table:table-cell office:value-type="float" office:value="66.6288132138254" calcext:value-type="float">
            <text:p>66.628813213825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8.2627652744531" calcext:value-type="float">
            <text:p>58.2627652744531</text:p>
          </table:table-cell>
          <table:table-cell office:value-type="float" office:value="42" calcext:value-type="float">
            <text:p>42</text:p>
          </table:table-cell>
          <table:table-cell table:formula="of:=ROW() - 1" office:value-type="float" office:value="41" calcext:value-type="float">
            <text:p>41</text:p>
          </table:table-cell>
          <table:table-cell table:formula="of:=[.K42] - [.N42]" office:value-type="float" office:value="-2" calcext:value-type="float">
            <text:p>-2</text:p>
          </table:table-cell>
          <table:table-cell table:formula="of:=[.O42]-[.N42]" office:value-type="float" office:value="-1" calcext:value-type="float">
            <text:p>-1</text:p>
          </table:table-cell>
          <table:table-cell table:formula="of:=ABS([.Q42])" office:value-type="float" office:value="1" calcext:value-type="float">
            <text:p>1</text:p>
          </table:table-cell>
          <table:table-cell table:formula="of:=[.M42]-[.G42]" office:value-type="float" office:value="1.6453015446954" calcext:value-type="float">
            <text:p>1.6453015446954</text:p>
          </table:table-cell>
          <table:table-cell table:formula="of:=AND([.N42]&lt;=[.J42];[.N42]&gt;=[.L42])" office:value-type="boolean" office:boolean-value="true" calcext:value-type="boolean">
            <text:p>TRUE</text:p>
          </table:table-cell>
          <table:table-cell table:formula="of:=AND([.M42]&gt;=[.F42];[.M42]&lt;=[.H42])" office:value-type="boolean" office:boolean-value="true" calcext:value-type="boolean">
            <text:p>TRUE</text:p>
          </table:table-cell>
          <table:table-cell table:formula="of:=AND([.M42]&gt;=[.E42];[.M42]&lt;=[.I4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ina Randolph</text:p>
          </table:table-cell>
          <table:table-cell office:value-type="string" calcext:value-type="string">
            <text:p>TY22936</text:p>
          </table:table-cell>
          <table:table-cell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48.6572348944035" calcext:value-type="float">
            <text:p>48.6572348944035</text:p>
          </table:table-cell>
          <table:table-cell office:value-type="float" office:value="53.4693464158765" calcext:value-type="float">
            <text:p>53.4693464158765</text:p>
          </table:table-cell>
          <table:table-cell office:value-type="float" office:value="57.6232337953891" calcext:value-type="float">
            <text:p>57.6232337953891</text:p>
          </table:table-cell>
          <table:table-cell office:value-type="float" office:value="63.0935694588225" calcext:value-type="float">
            <text:p>63.0935694588225</text:p>
          </table:table-cell>
          <table:table-cell office:value-type="float" office:value="67.9056809802955" calcext:value-type="float">
            <text:p>67.905680980295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8.3169580156457" calcext:value-type="float">
            <text:p>58.3169580156457</text:p>
          </table:table-cell>
          <table:table-cell office:value-type="float" office:value="41" calcext:value-type="float">
            <text:p>41</text:p>
          </table:table-cell>
          <table:table-cell table:formula="of:=ROW() - 1" office:value-type="float" office:value="42" calcext:value-type="float">
            <text:p>42</text:p>
          </table:table-cell>
          <table:table-cell table:formula="of:=[.K43] - [.N43]" office:value-type="float" office:value="-2" calcext:value-type="float">
            <text:p>-2</text:p>
          </table:table-cell>
          <table:table-cell table:formula="of:=[.O43]-[.N43]" office:value-type="float" office:value="1" calcext:value-type="float">
            <text:p>1</text:p>
          </table:table-cell>
          <table:table-cell table:formula="of:=ABS([.Q43])" office:value-type="float" office:value="1" calcext:value-type="float">
            <text:p>1</text:p>
          </table:table-cell>
          <table:table-cell table:formula="of:=[.M43]-[.G43]" office:value-type="float" office:value="0.693724220256605" calcext:value-type="float">
            <text:p>0.693724220256605</text:p>
          </table:table-cell>
          <table:table-cell table:formula="of:=AND([.N43]&lt;=[.J43];[.N43]&gt;=[.L43])" office:value-type="boolean" office:boolean-value="true" calcext:value-type="boolean">
            <text:p>TRUE</text:p>
          </table:table-cell>
          <table:table-cell table:formula="of:=AND([.M43]&gt;=[.F43];[.M43]&lt;=[.H43])" office:value-type="boolean" office:boolean-value="true" calcext:value-type="boolean">
            <text:p>TRUE</text:p>
          </table:table-cell>
          <table:table-cell table:formula="of:=AND([.M43]&gt;=[.E43];[.M43]&lt;=[.I4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 Wallace</text:p>
          </table:table-cell>
          <table:table-cell office:value-type="string" calcext:value-type="string">
            <text:p>A139756</text:p>
          </table:table-cell>
          <table:table-cell office:value-type="string" calcext:value-type="string">
            <text:p>C</text:p>
          </table:table-cell>
          <table:table-cell office:value-type="float" office:value="976" calcext:value-type="float">
            <text:p>976</text:p>
          </table:table-cell>
          <table:table-cell office:value-type="float" office:value="44.414747130555" calcext:value-type="float">
            <text:p>44.414747130555</text:p>
          </table:table-cell>
          <table:table-cell office:value-type="float" office:value="49.0495871031625" calcext:value-type="float">
            <text:p>49.0495871031625</text:p>
          </table:table-cell>
          <table:table-cell office:value-type="float" office:value="52.6876233002082" calcext:value-type="float">
            <text:p>52.6876233002082</text:p>
          </table:table-cell>
          <table:table-cell office:value-type="float" office:value="58.3192670483774" calcext:value-type="float">
            <text:p>58.3192670483774</text:p>
          </table:table-cell>
          <table:table-cell office:value-type="float" office:value="62.9541070209848" calcext:value-type="float">
            <text:p>62.95410702098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4.1856907415497" calcext:value-type="float">
            <text:p>54.1856907415497</text:p>
          </table:table-cell>
          <table:table-cell office:value-type="float" office:value="46" calcext:value-type="float">
            <text:p>46</text:p>
          </table:table-cell>
          <table:table-cell table:formula="of:=ROW() - 1" office:value-type="float" office:value="43" calcext:value-type="float">
            <text:p>43</text:p>
          </table:table-cell>
          <table:table-cell table:formula="of:=[.K44] - [.N44]" office:value-type="float" office:value="-3" calcext:value-type="float">
            <text:p>-3</text:p>
          </table:table-cell>
          <table:table-cell table:formula="of:=[.O44]-[.N44]" office:value-type="float" office:value="-3" calcext:value-type="float">
            <text:p>-3</text:p>
          </table:table-cell>
          <table:table-cell table:formula="of:=ABS([.Q44])" office:value-type="float" office:value="3" calcext:value-type="float">
            <text:p>3</text:p>
          </table:table-cell>
          <table:table-cell table:formula="of:=[.M44]-[.G44]" office:value-type="float" office:value="1.4980674413415" calcext:value-type="float">
            <text:p>1.4980674413415</text:p>
          </table:table-cell>
          <table:table-cell table:formula="of:=AND([.N44]&lt;=[.J44];[.N44]&gt;=[.L44])" office:value-type="boolean" office:boolean-value="true" calcext:value-type="boolean">
            <text:p>TRUE</text:p>
          </table:table-cell>
          <table:table-cell table:formula="of:=AND([.M44]&gt;=[.F44];[.M44]&lt;=[.H44])" office:value-type="boolean" office:boolean-value="true" calcext:value-type="boolean">
            <text:p>TRUE</text:p>
          </table:table-cell>
          <table:table-cell table:formula="of:=AND([.M44]&gt;=[.E44];[.M44]&lt;=[.I4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ica Yu</text:p>
          </table:table-cell>
          <table:table-cell office:value-type="string" calcext:value-type="string">
            <text:p>L6120</text:p>
          </table:table-cell>
          <table:table-cell office:value-type="string" calcext:value-type="string">
            <text:p>C</text:p>
          </table:table-cell>
          <table:table-cell office:value-type="float" office:value="930" calcext:value-type="float">
            <text:p>930</text:p>
          </table:table-cell>
          <table:table-cell office:value-type="float" office:value="43.3806689654583" calcext:value-type="float">
            <text:p>43.3806689654583</text:p>
          </table:table-cell>
          <table:table-cell office:value-type="float" office:value="46.952501617725" calcext:value-type="float">
            <text:p>46.952501617725</text:p>
          </table:table-cell>
          <table:table-cell office:value-type="float" office:value="50.0054185975127" calcext:value-type="float">
            <text:p>50.0054185975127</text:p>
          </table:table-cell>
          <table:table-cell office:value-type="float" office:value="54.0961669222583" calcext:value-type="float">
            <text:p>54.0961669222583</text:p>
          </table:table-cell>
          <table:table-cell office:value-type="float" office:value="57.6679995745249" calcext:value-type="float">
            <text:p>57.667999574524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0.4296494723125" calcext:value-type="float">
            <text:p>50.4296494723125</text:p>
          </table:table-cell>
          <table:table-cell office:value-type="float" office:value="49" calcext:value-type="float">
            <text:p>49</text:p>
          </table:table-cell>
          <table:table-cell table:formula="of:=ROW() - 1" office:value-type="float" office:value="44" calcext:value-type="float">
            <text:p>44</text:p>
          </table:table-cell>
          <table:table-cell table:formula="of:=[.K45] - [.N45]" office:value-type="float" office:value="-5" calcext:value-type="float">
            <text:p>-5</text:p>
          </table:table-cell>
          <table:table-cell table:formula="of:=[.O45]-[.N45]" office:value-type="float" office:value="-5" calcext:value-type="float">
            <text:p>-5</text:p>
          </table:table-cell>
          <table:table-cell table:formula="of:=ABS([.Q45])" office:value-type="float" office:value="5" calcext:value-type="float">
            <text:p>5</text:p>
          </table:table-cell>
          <table:table-cell table:formula="of:=[.M45]-[.G45]" office:value-type="float" office:value="0.424230874799797" calcext:value-type="float">
            <text:p>0.424230874799797</text:p>
          </table:table-cell>
          <table:table-cell table:formula="of:=AND([.N45]&lt;=[.J45];[.N45]&gt;=[.L45])" office:value-type="boolean" office:boolean-value="true" calcext:value-type="boolean">
            <text:p>TRUE</text:p>
          </table:table-cell>
          <table:table-cell table:formula="of:=AND([.M45]&gt;=[.F45];[.M45]&lt;=[.H45])" office:value-type="boolean" office:boolean-value="true" calcext:value-type="boolean">
            <text:p>TRUE</text:p>
          </table:table-cell>
          <table:table-cell table:formula="of:=AND([.M45]&gt;=[.E45];[.M45]&lt;=[.I4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an Foshee</text:p>
          </table:table-cell>
          <table:table-cell office:value-type="string" calcext:value-type="string">
            <text:p>A116198</text:p>
          </table:table-cell>
          <table:table-cell office:value-type="string" calcext:value-type="string">
            <text:p>B</text:p>
          </table:table-cell>
          <table:table-cell office:value-type="float" office:value="952" calcext:value-type="float">
            <text:p>952</text:p>
          </table:table-cell>
          <table:table-cell office:value-type="float" office:value="43.2932224109756" calcext:value-type="float">
            <text:p>43.2932224109756</text:p>
          </table:table-cell>
          <table:table-cell office:value-type="float" office:value="46.9596234845733" calcext:value-type="float">
            <text:p>46.9596234845733</text:p>
          </table:table-cell>
          <table:table-cell office:value-type="float" office:value="50.9023578888716" calcext:value-type="float">
            <text:p>50.9023578888716</text:p>
          </table:table-cell>
          <table:table-cell office:value-type="float" office:value="54.2924256317686" calcext:value-type="float">
            <text:p>54.2924256317686</text:p>
          </table:table-cell>
          <table:table-cell office:value-type="float" office:value="57.9588267053663" calcext:value-type="float">
            <text:p>57.958826705366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2.4518277365977" calcext:value-type="float">
            <text:p>52.4518277365977</text:p>
          </table:table-cell>
          <table:table-cell office:value-type="float" office:value="48" calcext:value-type="float">
            <text:p>48</text:p>
          </table:table-cell>
          <table:table-cell table:formula="of:=ROW() - 1" office:value-type="float" office:value="45" calcext:value-type="float">
            <text:p>45</text:p>
          </table:table-cell>
          <table:table-cell table:formula="of:=[.K46] - [.N46]" office:value-type="float" office:value="-5" calcext:value-type="float">
            <text:p>-5</text:p>
          </table:table-cell>
          <table:table-cell table:formula="of:=[.O46]-[.N46]" office:value-type="float" office:value="-3" calcext:value-type="float">
            <text:p>-3</text:p>
          </table:table-cell>
          <table:table-cell table:formula="of:=ABS([.Q46])" office:value-type="float" office:value="3" calcext:value-type="float">
            <text:p>3</text:p>
          </table:table-cell>
          <table:table-cell table:formula="of:=[.M46]-[.G46]" office:value-type="float" office:value="1.5494698477261" calcext:value-type="float">
            <text:p>1.5494698477261</text:p>
          </table:table-cell>
          <table:table-cell table:formula="of:=AND([.N46]&lt;=[.J46];[.N46]&gt;=[.L46])" office:value-type="boolean" office:boolean-value="true" calcext:value-type="boolean">
            <text:p>TRUE</text:p>
          </table:table-cell>
          <table:table-cell table:formula="of:=AND([.M46]&gt;=[.F46];[.M46]&lt;=[.H46])" office:value-type="boolean" office:boolean-value="true" calcext:value-type="boolean">
            <text:p>TRUE</text:p>
          </table:table-cell>
          <table:table-cell table:formula="of:=AND([.M46]&gt;=[.E46];[.M46]&lt;=[.I4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 b Shepherd</text:p>
          </table:table-cell>
          <table:table-cell office:value-type="string" calcext:value-type="string">
            <text:p>A124519</text:p>
          </table:table-cell>
          <table:table-cell office:value-type="string" calcext:value-type="string">
            <text:p>C</text:p>
          </table:table-cell>
          <table:table-cell office:value-type="float" office:value="925" calcext:value-type="float">
            <text:p>925</text:p>
          </table:table-cell>
          <table:table-cell office:value-type="float" office:value="42.6904078014957" calcext:value-type="float">
            <text:p>42.6904078014957</text:p>
          </table:table-cell>
          <table:table-cell office:value-type="float" office:value="46.4819849634809" calcext:value-type="float">
            <text:p>46.4819849634809</text:p>
          </table:table-cell>
          <table:table-cell office:value-type="float" office:value="49.9075917500509" calcext:value-type="float">
            <text:p>49.9075917500509</text:p>
          </table:table-cell>
          <table:table-cell office:value-type="float" office:value="54.0651392874513" calcext:value-type="float">
            <text:p>54.0651392874513</text:p>
          </table:table-cell>
          <table:table-cell office:value-type="float" office:value="57.8567164494365" calcext:value-type="float">
            <text:p>57.856716449436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.9517286399959" calcext:value-type="float">
            <text:p>41.9517286399959</text:p>
          </table:table-cell>
          <table:table-cell office:value-type="float" office:value="55" calcext:value-type="float">
            <text:p>55</text:p>
          </table:table-cell>
          <table:table-cell table:formula="of:=ROW() - 1" office:value-type="float" office:value="46" calcext:value-type="float">
            <text:p>46</text:p>
          </table:table-cell>
          <table:table-cell table:formula="of:=[.K47] - [.N47]" office:value-type="float" office:value="-11" calcext:value-type="float">
            <text:p>-11</text:p>
          </table:table-cell>
          <table:table-cell table:formula="of:=[.O47]-[.N47]" office:value-type="float" office:value="-9" calcext:value-type="float">
            <text:p>-9</text:p>
          </table:table-cell>
          <table:table-cell table:formula="of:=ABS([.Q47])" office:value-type="float" office:value="9" calcext:value-type="float">
            <text:p>9</text:p>
          </table:table-cell>
          <table:table-cell table:formula="of:=[.M47]-[.G47]" office:value-type="float" office:value="-7.955863110055" calcext:value-type="float">
            <text:p>-7.955863110055</text:p>
          </table:table-cell>
          <table:table-cell table:formula="of:=AND([.N47]&lt;=[.J47];[.N47]&gt;=[.L47])" office:value-type="boolean" office:boolean-value="false" calcext:value-type="boolean">
            <text:p>FALSE</text:p>
          </table:table-cell>
          <table:table-cell table:formula="of:=AND([.M47]&gt;=[.F47];[.M47]&lt;=[.H47])" office:value-type="boolean" office:boolean-value="false" calcext:value-type="boolean">
            <text:p>FALSE</text:p>
          </table:table-cell>
          <table:table-cell table:formula="of:=AND([.M47]&gt;=[.E47];[.M47]&lt;=[.I4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 Taylor</text:p>
          </table:table-cell>
          <table:table-cell office:value-type="string" calcext:value-type="string">
            <text:p>A103082</text:p>
          </table:table-cell>
          <table:table-cell office:value-type="string" calcext:value-type="string">
            <text:p>C</text:p>
          </table:table-cell>
          <table:table-cell office:value-type="float" office:value="901" calcext:value-type="float">
            <text:p>901</text:p>
          </table:table-cell>
          <table:table-cell office:value-type="float" office:value="41.5764289887544" calcext:value-type="float">
            <text:p>41.5764289887544</text:p>
          </table:table-cell>
          <table:table-cell office:value-type="float" office:value="45.4034948088875" calcext:value-type="float">
            <text:p>45.4034948088875</text:p>
          </table:table-cell>
          <table:table-cell office:value-type="float" office:value="48.7354037830618" calcext:value-type="float">
            <text:p>48.7354037830618</text:p>
          </table:table-cell>
          <table:table-cell office:value-type="float" office:value="53.0576264491536" calcext:value-type="float">
            <text:p>53.0576264491536</text:p>
          </table:table-cell>
          <table:table-cell office:value-type="float" office:value="56.8846922692867" calcext:value-type="float">
            <text:p>56.884692269286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0.0155561920534" calcext:value-type="float">
            <text:p>50.0155561920534</text:p>
          </table:table-cell>
          <table:table-cell office:value-type="float" office:value="50" calcext:value-type="float">
            <text:p>50</text:p>
          </table:table-cell>
          <table:table-cell table:formula="of:=ROW() - 1" office:value-type="float" office:value="47" calcext:value-type="float">
            <text:p>47</text:p>
          </table:table-cell>
          <table:table-cell table:formula="of:=[.K48] - [.N48]" office:value-type="float" office:value="-5" calcext:value-type="float">
            <text:p>-5</text:p>
          </table:table-cell>
          <table:table-cell table:formula="of:=[.O48]-[.N48]" office:value-type="float" office:value="-3" calcext:value-type="float">
            <text:p>-3</text:p>
          </table:table-cell>
          <table:table-cell table:formula="of:=ABS([.Q48])" office:value-type="float" office:value="3" calcext:value-type="float">
            <text:p>3</text:p>
          </table:table-cell>
          <table:table-cell table:formula="of:=[.M48]-[.G48]" office:value-type="float" office:value="1.2801524089916" calcext:value-type="float">
            <text:p>1.2801524089916</text:p>
          </table:table-cell>
          <table:table-cell table:formula="of:=AND([.N48]&lt;=[.J48];[.N48]&gt;=[.L48])" office:value-type="boolean" office:boolean-value="true" calcext:value-type="boolean">
            <text:p>TRUE</text:p>
          </table:table-cell>
          <table:table-cell table:formula="of:=AND([.M48]&gt;=[.F48];[.M48]&lt;=[.H48])" office:value-type="boolean" office:boolean-value="true" calcext:value-type="boolean">
            <text:p>TRUE</text:p>
          </table:table-cell>
          <table:table-cell table:formula="of:=AND([.M48]&gt;=[.E48];[.M48]&lt;=[.I4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li Perkins</text:p>
          </table:table-cell>
          <table:table-cell office:value-type="string" calcext:value-type="string">
            <text:p>A98459</text:p>
          </table:table-cell>
          <table:table-cell office:value-type="string" calcext:value-type="string">
            <text:p>C</text:p>
          </table:table-cell>
          <table:table-cell office:value-type="float" office:value="888" calcext:value-type="float">
            <text:p>888</text:p>
          </table:table-cell>
          <table:table-cell office:value-type="float" office:value="41.3347113121566" calcext:value-type="float">
            <text:p>41.3347113121566</text:p>
          </table:table-cell>
          <table:table-cell office:value-type="float" office:value="44.4637670003037" calcext:value-type="float">
            <text:p>44.4637670003037</text:p>
          </table:table-cell>
          <table:table-cell office:value-type="float" office:value="47.8849414993684" calcext:value-type="float">
            <text:p>47.8849414993684</text:p>
          </table:table-cell>
          <table:table-cell office:value-type="float" office:value="50.7218783765978" calcext:value-type="float">
            <text:p>50.7218783765978</text:p>
          </table:table-cell>
          <table:table-cell office:value-type="float" office:value="53.8509340647449" calcext:value-type="float">
            <text:p>53.85093406474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.4659847211795" calcext:value-type="float">
            <text:p>46.4659847211795</text:p>
          </table:table-cell>
          <table:table-cell office:value-type="float" office:value="51" calcext:value-type="float">
            <text:p>51</text:p>
          </table:table-cell>
          <table:table-cell table:formula="of:=ROW() - 1" office:value-type="float" office:value="48" calcext:value-type="float">
            <text:p>48</text:p>
          </table:table-cell>
          <table:table-cell table:formula="of:=[.K49] - [.N49]" office:value-type="float" office:value="-4" calcext:value-type="float">
            <text:p>-4</text:p>
          </table:table-cell>
          <table:table-cell table:formula="of:=[.O49]-[.N49]" office:value-type="float" office:value="-3" calcext:value-type="float">
            <text:p>-3</text:p>
          </table:table-cell>
          <table:table-cell table:formula="of:=ABS([.Q49])" office:value-type="float" office:value="3" calcext:value-type="float">
            <text:p>3</text:p>
          </table:table-cell>
          <table:table-cell table:formula="of:=[.M49]-[.G49]" office:value-type="float" office:value="-1.4189567781889" calcext:value-type="float">
            <text:p>-1.4189567781889</text:p>
          </table:table-cell>
          <table:table-cell table:formula="of:=AND([.N49]&lt;=[.J49];[.N49]&gt;=[.L49])" office:value-type="boolean" office:boolean-value="false" calcext:value-type="boolean">
            <text:p>FALSE</text:p>
          </table:table-cell>
          <table:table-cell table:formula="of:=AND([.M49]&gt;=[.F49];[.M49]&lt;=[.H49])" office:value-type="boolean" office:boolean-value="true" calcext:value-type="boolean">
            <text:p>TRUE</text:p>
          </table:table-cell>
          <table:table-cell table:formula="of:=AND([.M49]&gt;=[.E49];[.M49]&lt;=[.I4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 Zamanakos</text:p>
          </table:table-cell>
          <table:table-cell office:value-type="string" calcext:value-type="string">
            <text:p>A134341</text:p>
          </table:table-cell>
          <table:table-cell office:value-type="string" calcext:value-type="string">
            <text:p>B</text:p>
          </table:table-cell>
          <table:table-cell office:value-type="float" office:value="881" calcext:value-type="float">
            <text:p>881</text:p>
          </table:table-cell>
          <table:table-cell office:value-type="float" office:value="39.8013503131859" calcext:value-type="float">
            <text:p>39.8013503131859</text:p>
          </table:table-cell>
          <table:table-cell office:value-type="float" office:value="43.7492777613111" calcext:value-type="float">
            <text:p>43.7492777613111</text:p>
          </table:table-cell>
          <table:table-cell office:value-type="float" office:value="48.0238927716551" calcext:value-type="float">
            <text:p>48.0238927716551</text:p>
          </table:table-cell>
          <table:table-cell office:value-type="float" office:value="51.6451326575615" calcext:value-type="float">
            <text:p>51.6451326575615</text:p>
          </table:table-cell>
          <table:table-cell office:value-type="float" office:value="55.5930601056867" calcext:value-type="float">
            <text:p>55.593060105686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3.5083444054657" calcext:value-type="float">
            <text:p>43.5083444054657</text:p>
          </table:table-cell>
          <table:table-cell office:value-type="float" office:value="53" calcext:value-type="float">
            <text:p>53</text:p>
          </table:table-cell>
          <table:table-cell table:formula="of:=ROW() - 1" office:value-type="float" office:value="49" calcext:value-type="float">
            <text:p>49</text:p>
          </table:table-cell>
          <table:table-cell table:formula="of:=[.K50] - [.N50]" office:value-type="float" office:value="-6" calcext:value-type="float">
            <text:p>-6</text:p>
          </table:table-cell>
          <table:table-cell table:formula="of:=[.O50]-[.N50]" office:value-type="float" office:value="-4" calcext:value-type="float">
            <text:p>-4</text:p>
          </table:table-cell>
          <table:table-cell table:formula="of:=ABS([.Q50])" office:value-type="float" office:value="4" calcext:value-type="float">
            <text:p>4</text:p>
          </table:table-cell>
          <table:table-cell table:formula="of:=[.M50]-[.G50]" office:value-type="float" office:value="-4.5155483661894" calcext:value-type="float">
            <text:p>-4.5155483661894</text:p>
          </table:table-cell>
          <table:table-cell table:formula="of:=AND([.N50]&lt;=[.J50];[.N50]&gt;=[.L50])" office:value-type="boolean" office:boolean-value="false" calcext:value-type="boolean">
            <text:p>FALSE</text:p>
          </table:table-cell>
          <table:table-cell table:formula="of:=AND([.M50]&gt;=[.F50];[.M50]&lt;=[.H50])" office:value-type="boolean" office:boolean-value="false" calcext:value-type="boolean">
            <text:p>FALSE</text:p>
          </table:table-cell>
          <table:table-cell table:formula="of:=AND([.M50]&gt;=[.E50];[.M50]&lt;=[.I5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yde Henneman</text:p>
          </table:table-cell>
          <table:table-cell office:value-type="string" calcext:value-type="string">
            <text:p>L5844</text:p>
          </table:table-cell>
          <table:table-cell office:value-type="string" calcext:value-type="string">
            <text:p>B</text:p>
          </table:table-cell>
          <table:table-cell office:value-type="float" office:value="879" calcext:value-type="float">
            <text:p>879</text:p>
          </table:table-cell>
          <table:table-cell office:value-type="float" office:value="38.5727091201014" calcext:value-type="float">
            <text:p>38.5727091201014</text:p>
          </table:table-cell>
          <table:table-cell office:value-type="float" office:value="43.0723172959089" calcext:value-type="float">
            <text:p>43.0723172959089</text:p>
          </table:table-cell>
          <table:table-cell office:value-type="float" office:value="47.7708952162578" calcext:value-type="float">
            <text:p>47.7708952162578</text:p>
          </table:table-cell>
          <table:table-cell office:value-type="float" office:value="52.0715336475239" calcext:value-type="float">
            <text:p>52.0715336475239</text:p>
          </table:table-cell>
          <table:table-cell office:value-type="float" office:value="56.5711418233314" calcext:value-type="float">
            <text:p>56.571141823331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6.0987595359837" calcext:value-type="float">
            <text:p>56.0987595359837</text:p>
          </table:table-cell>
          <table:table-cell office:value-type="float" office:value="43" calcext:value-type="float">
            <text:p>43</text:p>
          </table:table-cell>
          <table:table-cell table:formula="of:=ROW() - 1" office:value-type="float" office:value="50" calcext:value-type="float">
            <text:p>50</text:p>
          </table:table-cell>
          <table:table-cell table:formula="of:=[.K51] - [.N51]" office:value-type="float" office:value="4" calcext:value-type="float">
            <text:p>4</text:p>
          </table:table-cell>
          <table:table-cell table:formula="of:=[.O51]-[.N51]" office:value-type="float" office:value="7" calcext:value-type="float">
            <text:p>7</text:p>
          </table:table-cell>
          <table:table-cell table:formula="of:=ABS([.Q51])" office:value-type="float" office:value="7" calcext:value-type="float">
            <text:p>7</text:p>
          </table:table-cell>
          <table:table-cell table:formula="of:=[.M51]-[.G51]" office:value-type="float" office:value="8.3278643197259" calcext:value-type="float">
            <text:p>8.3278643197259</text:p>
          </table:table-cell>
          <table:table-cell table:formula="of:=AND([.N51]&lt;=[.J51];[.N51]&gt;=[.L51])" office:value-type="boolean" office:boolean-value="true" calcext:value-type="boolean">
            <text:p>TRUE</text:p>
          </table:table-cell>
          <table:table-cell table:formula="of:=AND([.M51]&gt;=[.F51];[.M51]&lt;=[.H51])" office:value-type="boolean" office:boolean-value="false" calcext:value-type="boolean">
            <text:p>FALSE</text:p>
          </table:table-cell>
          <table:table-cell table:formula="of:=AND([.M51]&gt;=[.E51];[.M51]&lt;=[.I5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oysio Tiscoski</text:p>
          </table:table-cell>
          <table:table-cell office:value-type="string" calcext:value-type="string">
            <text:p>TY142839</text:p>
          </table:table-cell>
          <table:table-cell office:value-type="string" calcext:value-type="string">
            <text:p>C</text:p>
          </table:table-cell>
          <table:table-cell office:value-type="float" office:value="757" calcext:value-type="float">
            <text:p>757</text:p>
          </table:table-cell>
          <table:table-cell office:value-type="float" office:value="36.2953313783671" calcext:value-type="float">
            <text:p>36.2953313783671</text:p>
          </table:table-cell>
          <table:table-cell office:value-type="float" office:value="39.2351950528791" calcext:value-type="float">
            <text:p>39.2351950528791</text:p>
          </table:table-cell>
          <table:table-cell office:value-type="float" office:value="42.4655339874407" calcext:value-type="float">
            <text:p>42.4655339874407</text:p>
          </table:table-cell>
          <table:table-cell office:value-type="float" office:value="45.1149224019032" calcext:value-type="float">
            <text:p>45.1149224019032</text:p>
          </table:table-cell>
          <table:table-cell office:value-type="float" office:value="48.0547860764153" calcext:value-type="float">
            <text:p>48.05478607641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5.3527458037837" calcext:value-type="float">
            <text:p>45.3527458037837</text:p>
          </table:table-cell>
          <table:table-cell office:value-type="float" office:value="52" calcext:value-type="float">
            <text:p>52</text:p>
          </table:table-cell>
          <table:table-cell table:formula="of:=ROW() - 1" office:value-type="float" office:value="51" calcext:value-type="float">
            <text:p>51</text:p>
          </table:table-cell>
          <table:table-cell table:formula="of:=[.K52] - [.N52]" office:value-type="float" office:value="-1" calcext:value-type="float">
            <text:p>-1</text:p>
          </table:table-cell>
          <table:table-cell table:formula="of:=[.O52]-[.N52]" office:value-type="float" office:value="-1" calcext:value-type="float">
            <text:p>-1</text:p>
          </table:table-cell>
          <table:table-cell table:formula="of:=ABS([.Q52])" office:value-type="float" office:value="1" calcext:value-type="float">
            <text:p>1</text:p>
          </table:table-cell>
          <table:table-cell table:formula="of:=[.M52]-[.G52]" office:value-type="float" office:value="2.887211816343" calcext:value-type="float">
            <text:p>2.887211816343</text:p>
          </table:table-cell>
          <table:table-cell table:formula="of:=AND([.N52]&lt;=[.J52];[.N52]&gt;=[.L52])" office:value-type="boolean" office:boolean-value="true" calcext:value-type="boolean">
            <text:p>TRUE</text:p>
          </table:table-cell>
          <table:table-cell table:formula="of:=AND([.M52]&gt;=[.F52];[.M52]&lt;=[.H52])" office:value-type="boolean" office:boolean-value="false" calcext:value-type="boolean">
            <text:p>FALSE</text:p>
          </table:table-cell>
          <table:table-cell table:formula="of:=AND([.M52]&gt;=[.E52];[.M52]&lt;=[.I5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hawn "Vitamin D" Johnson</text:p>
          </table:table-cell>
          <table:table-cell office:value-type="string" calcext:value-type="string">
            <text:p>A133040</text:p>
          </table:table-cell>
          <table:table-cell office:value-type="string" calcext:value-type="string">
            <text:p>U</text:p>
          </table:table-cell>
          <table:table-cell office:value-type="float" office:value="780" calcext:value-type="float">
            <text:p>780</text:p>
          </table:table-cell>
          <table:table-cell office:value-type="float" office:value="35.5835397201163" calcext:value-type="float">
            <text:p>35.5835397201163</text:p>
          </table:table-cell>
          <table:table-cell office:value-type="float" office:value="39.1644542163673" calcext:value-type="float">
            <text:p>39.1644542163673</text:p>
          </table:table-cell>
          <table:table-cell office:value-type="float" office:value="43.6852878641189" calcext:value-type="float">
            <text:p>43.6852878641189</text:p>
          </table:table-cell>
          <table:table-cell office:value-type="float" office:value="46.3262832088692" calcext:value-type="float">
            <text:p>46.3262832088692</text:p>
          </table:table-cell>
          <table:table-cell office:value-type="float" office:value="49.9071977051202" calcext:value-type="float">
            <text:p>49.907197705120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8.4395910672974" calcext:value-type="float">
            <text:p>38.4395910672974</text:p>
          </table:table-cell>
          <table:table-cell office:value-type="float" office:value="56" calcext:value-type="float">
            <text:p>56</text:p>
          </table:table-cell>
          <table:table-cell table:formula="of:=ROW() - 1" office:value-type="float" office:value="52" calcext:value-type="float">
            <text:p>52</text:p>
          </table:table-cell>
          <table:table-cell table:formula="of:=[.K53] - [.N53]" office:value-type="float" office:value="-5" calcext:value-type="float">
            <text:p>-5</text:p>
          </table:table-cell>
          <table:table-cell table:formula="of:=[.O53]-[.N53]" office:value-type="float" office:value="-4" calcext:value-type="float">
            <text:p>-4</text:p>
          </table:table-cell>
          <table:table-cell table:formula="of:=ABS([.Q53])" office:value-type="float" office:value="4" calcext:value-type="float">
            <text:p>4</text:p>
          </table:table-cell>
          <table:table-cell table:formula="of:=[.M53]-[.G53]" office:value-type="float" office:value="-5.2456967968215" calcext:value-type="float">
            <text:p>-5.2456967968215</text:p>
          </table:table-cell>
          <table:table-cell table:formula="of:=AND([.N53]&lt;=[.J53];[.N53]&gt;=[.L53])" office:value-type="boolean" office:boolean-value="false" calcext:value-type="boolean">
            <text:p>FALSE</text:p>
          </table:table-cell>
          <table:table-cell table:formula="of:=AND([.M53]&gt;=[.F53];[.M53]&lt;=[.H53])" office:value-type="boolean" office:boolean-value="false" calcext:value-type="boolean">
            <text:p>FALSE</text:p>
          </table:table-cell>
          <table:table-cell table:formula="of:=AND([.M53]&gt;=[.E53];[.M53]&lt;=[.I5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Johnson</text:p>
          </table:table-cell>
          <table:table-cell office:value-type="string" calcext:value-type="string">
            <text:p>A108007</text:p>
          </table:table-cell>
          <table:table-cell office:value-type="string" calcext:value-type="string">
            <text:p>C</text:p>
          </table:table-cell>
          <table:table-cell office:value-type="float" office:value="736" calcext:value-type="float">
            <text:p>736</text:p>
          </table:table-cell>
          <table:table-cell office:value-type="float" office:value="35.1751790512446" calcext:value-type="float">
            <text:p>35.1751790512446</text:p>
          </table:table-cell>
          <table:table-cell office:value-type="float" office:value="38.0596141084448" calcext:value-type="float">
            <text:p>38.0596141084448</text:p>
          </table:table-cell>
          <table:table-cell office:value-type="float" office:value="41.6429113574355" calcext:value-type="float">
            <text:p>41.6429113574355</text:p>
          </table:table-cell>
          <table:table-cell office:value-type="float" office:value="43.8284842228452" calcext:value-type="float">
            <text:p>43.8284842228452</text:p>
          </table:table-cell>
          <table:table-cell office:value-type="float" office:value="46.7129192800454" calcext:value-type="float">
            <text:p>46.712919280045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ROW() - 1" office:value-type="float" office:value="53" calcext:value-type="float">
            <text:p>53</text:p>
          </table:table-cell>
          <table:table-cell table:formula="of:=[.K54] - [.N54]" office:value-type="float" office:value="-10" calcext:value-type="float">
            <text:p>-10</text:p>
          </table:table-cell>
          <table:table-cell table:formula="of:=[.O54]-[.N54]" office:value-type="float" office:value="-8" calcext:value-type="float">
            <text:p>-8</text:p>
          </table:table-cell>
          <table:table-cell table:formula="of:=ABS([.Q54])" office:value-type="float" office:value="8" calcext:value-type="float">
            <text:p>8</text:p>
          </table:table-cell>
          <table:table-cell table:formula="of:=[.M54]-[.G54]" office:value-type="float" office:value="-41.6429113574355" calcext:value-type="float">
            <text:p>-41.6429113574355</text:p>
          </table:table-cell>
          <table:table-cell table:formula="of:=AND([.N54]&lt;=[.J54];[.N54]&gt;=[.L54])" office:value-type="boolean" office:boolean-value="false" calcext:value-type="boolean">
            <text:p>FALSE</text:p>
          </table:table-cell>
          <table:table-cell table:formula="of:=AND([.M54]&gt;=[.F54];[.M54]&lt;=[.H54])" office:value-type="boolean" office:boolean-value="false" calcext:value-type="boolean">
            <text:p>FALSE</text:p>
          </table:table-cell>
          <table:table-cell table:formula="of:=AND([.M54]&gt;=[.E54];[.M54]&lt;=[.I5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 Scott</text:p>
          </table:table-cell>
          <table:table-cell office:value-type="string" calcext:value-type="string">
            <text:p>F99914</text:p>
          </table:table-cell>
          <table:table-cell office:value-type="string" calcext:value-type="string">
            <text:p>B</text:p>
          </table:table-cell>
          <table:table-cell office:value-type="float" office:value="754" calcext:value-type="float">
            <text:p>754</text:p>
          </table:table-cell>
          <table:table-cell office:value-type="float" office:value="35.0591458053736" calcext:value-type="float">
            <text:p>35.0591458053736</text:p>
          </table:table-cell>
          <table:table-cell office:value-type="float" office:value="38.3846232560667" calcext:value-type="float">
            <text:p>38.3846232560667</text:p>
          </table:table-cell>
          <table:table-cell office:value-type="float" office:value="42.5179047149254" calcext:value-type="float">
            <text:p>42.5179047149254</text:p>
          </table:table-cell>
          <table:table-cell office:value-type="float" office:value="45.0355781574529" calcext:value-type="float">
            <text:p>45.0355781574529</text:p>
          </table:table-cell>
          <table:table-cell office:value-type="float" office:value="48.361055608146" calcext:value-type="float">
            <text:p>48.3610556081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7.4992242541156" calcext:value-type="float">
            <text:p>37.4992242541156</text:p>
          </table:table-cell>
          <table:table-cell office:value-type="float" office:value="57" calcext:value-type="float">
            <text:p>57</text:p>
          </table:table-cell>
          <table:table-cell table:formula="of:=ROW() - 1" office:value-type="float" office:value="54" calcext:value-type="float">
            <text:p>54</text:p>
          </table:table-cell>
          <table:table-cell table:formula="of:=[.K55] - [.N55]" office:value-type="float" office:value="-6" calcext:value-type="float">
            <text:p>-6</text:p>
          </table:table-cell>
          <table:table-cell table:formula="of:=[.O55]-[.N55]" office:value-type="float" office:value="-3" calcext:value-type="float">
            <text:p>-3</text:p>
          </table:table-cell>
          <table:table-cell table:formula="of:=ABS([.Q55])" office:value-type="float" office:value="3" calcext:value-type="float">
            <text:p>3</text:p>
          </table:table-cell>
          <table:table-cell table:formula="of:=[.M55]-[.G55]" office:value-type="float" office:value="-5.0186804608098" calcext:value-type="float">
            <text:p>-5.0186804608098</text:p>
          </table:table-cell>
          <table:table-cell table:formula="of:=AND([.N55]&lt;=[.J55];[.N55]&gt;=[.L55])" office:value-type="boolean" office:boolean-value="false" calcext:value-type="boolean">
            <text:p>FALSE</text:p>
          </table:table-cell>
          <table:table-cell table:formula="of:=AND([.M55]&gt;=[.F55];[.M55]&lt;=[.H55])" office:value-type="boolean" office:boolean-value="false" calcext:value-type="boolean">
            <text:p>FALSE</text:p>
          </table:table-cell>
          <table:table-cell table:formula="of:=AND([.M55]&gt;=[.E55];[.M55]&lt;=[.I5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 Nobis</text:p>
          </table:table-cell>
          <table:table-cell office:value-type="string" calcext:value-type="string">
            <text:p>TY78197</text:p>
          </table:table-cell>
          <table:table-cell office:value-type="string" calcext:value-type="string">
            <text:p>D</text:p>
          </table:table-cell>
          <table:table-cell office:value-type="float" office:value="389" calcext:value-type="float">
            <text:p>389</text:p>
          </table:table-cell>
          <table:table-cell office:value-type="float" office:value="29.5538427121612" calcext:value-type="float">
            <text:p>29.5538427121612</text:p>
          </table:table-cell>
          <table:table-cell office:value-type="float" office:value="30.5092883477505" calcext:value-type="float">
            <text:p>30.5092883477505</text:p>
          </table:table-cell>
          <table:table-cell office:value-type="float" office:value="31.4760746360693" calcext:value-type="float">
            <text:p>31.4760746360693</text:p>
          </table:table-cell>
          <table:table-cell office:value-type="float" office:value="32.4201796189292" calcext:value-type="float">
            <text:p>32.4201796189292</text:p>
          </table:table-cell>
          <table:table-cell office:value-type="float" office:value="33.3756252545186" calcext:value-type="float">
            <text:p>33.375625254518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.5685970167949" calcext:value-type="float">
            <text:p>20.5685970167949</text:p>
          </table:table-cell>
          <table:table-cell office:value-type="float" office:value="59" calcext:value-type="float">
            <text:p>59</text:p>
          </table:table-cell>
          <table:table-cell table:formula="of:=ROW() - 1" office:value-type="float" office:value="55" calcext:value-type="float">
            <text:p>55</text:p>
          </table:table-cell>
          <table:table-cell table:formula="of:=[.K56] - [.N56]" office:value-type="float" office:value="-4" calcext:value-type="float">
            <text:p>-4</text:p>
          </table:table-cell>
          <table:table-cell table:formula="of:=[.O56]-[.N56]" office:value-type="float" office:value="-4" calcext:value-type="float">
            <text:p>-4</text:p>
          </table:table-cell>
          <table:table-cell table:formula="of:=ABS([.Q56])" office:value-type="float" office:value="4" calcext:value-type="float">
            <text:p>4</text:p>
          </table:table-cell>
          <table:table-cell table:formula="of:=[.M56]-[.G56]" office:value-type="float" office:value="-10.9074776192744" calcext:value-type="float">
            <text:p>-10.9074776192744</text:p>
          </table:table-cell>
          <table:table-cell table:formula="of:=AND([.N56]&lt;=[.J56];[.N56]&gt;=[.L56])" office:value-type="boolean" office:boolean-value="false" calcext:value-type="boolean">
            <text:p>FALSE</text:p>
          </table:table-cell>
          <table:table-cell table:formula="of:=AND([.M56]&gt;=[.F56];[.M56]&lt;=[.H56])" office:value-type="boolean" office:boolean-value="false" calcext:value-type="boolean">
            <text:p>FALSE</text:p>
          </table:table-cell>
          <table:table-cell table:formula="of:=AND([.M56]&gt;=[.E56];[.M56]&lt;=[.I5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n Hicks</text:p>
          </table:table-cell>
          <table:table-cell office:value-type="string" calcext:value-type="string">
            <text:p>A140469</text:p>
          </table:table-cell>
          <table:table-cell office:value-type="string" calcext:value-type="string">
            <text:p>D</text:p>
          </table:table-cell>
          <table:table-cell office:value-type="float" office:value="360" calcext:value-type="float">
            <text:p>360</text:p>
          </table:table-cell>
          <table:table-cell office:value-type="float" office:value="27.1797676557661" calcext:value-type="float">
            <text:p>27.1797676557661</text:p>
          </table:table-cell>
          <table:table-cell office:value-type="float" office:value="28.9134455254437" calcext:value-type="float">
            <text:p>28.9134455254437</text:p>
          </table:table-cell>
          <table:table-cell office:value-type="float" office:value="31.3335882846721" calcext:value-type="float">
            <text:p>31.3335882846721</text:p>
          </table:table-cell>
          <table:table-cell office:value-type="float" office:value="32.3808012647991" calcext:value-type="float">
            <text:p>32.3808012647991</text:p>
          </table:table-cell>
          <table:table-cell office:value-type="float" office:value="34.1144791344768" calcext:value-type="float">
            <text:p>34.114479134476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.8996670484114" calcext:value-type="float">
            <text:p>27.8996670484114</text:p>
          </table:table-cell>
          <table:table-cell office:value-type="float" office:value="58" calcext:value-type="float">
            <text:p>58</text:p>
          </table:table-cell>
          <table:table-cell table:formula="of:=ROW() - 1" office:value-type="float" office:value="56" calcext:value-type="float">
            <text:p>56</text:p>
          </table:table-cell>
          <table:table-cell table:formula="of:=[.K57] - [.N57]" office:value-type="float" office:value="-3" calcext:value-type="float">
            <text:p>-3</text:p>
          </table:table-cell>
          <table:table-cell table:formula="of:=[.O57]-[.N57]" office:value-type="float" office:value="-2" calcext:value-type="float">
            <text:p>-2</text:p>
          </table:table-cell>
          <table:table-cell table:formula="of:=ABS([.Q57])" office:value-type="float" office:value="2" calcext:value-type="float">
            <text:p>2</text:p>
          </table:table-cell>
          <table:table-cell table:formula="of:=[.M57]-[.G57]" office:value-type="float" office:value="-3.4339212362607" calcext:value-type="float">
            <text:p>-3.4339212362607</text:p>
          </table:table-cell>
          <table:table-cell table:formula="of:=AND([.N57]&lt;=[.J57];[.N57]&gt;=[.L57])" office:value-type="boolean" office:boolean-value="false" calcext:value-type="boolean">
            <text:p>FALSE</text:p>
          </table:table-cell>
          <table:table-cell table:formula="of:=AND([.M57]&gt;=[.F57];[.M57]&lt;=[.H57])" office:value-type="boolean" office:boolean-value="false" calcext:value-type="boolean">
            <text:p>FALSE</text:p>
          </table:table-cell>
          <table:table-cell table:formula="of:=AND([.M57]&gt;=[.E57];[.M57]&lt;=[.I57])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2T23:13:06.180296499</dc:date>
    <meta:editing-duration>P2DT48M51S</meta:editing-duration>
    <meta:editing-cycles>4</meta:editing-cycles>
    <meta:document-statistic meta:table-count="1" meta:cell-count="1271" meta:object-count="0"/>
  </office:meta>
</office:document-meta>
</file>